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co1" style:family="table-column">
      <style:table-column-properties fo:break-before="auto" style:column-width="0.4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4382in"/>
    </style:style>
    <style:style style:name="co4" style:family="table-column">
      <style:table-column-properties fo:break-before="auto" style:column-width="1.0425in"/>
    </style:style>
    <style:style style:name="co5" style:family="table-column">
      <style:table-column-properties fo:break-before="auto" style:column-width="0.4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afd095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ext-properties fo:color="#999999"/>
    </style:style>
    <style:style style:name="ce4" style:family="table-cell" style:parent-style-name="Default">
      <style:text-properties fo:color="#b2b2b2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color="#999999"/>
    </style:style>
    <style:style style:name="ce7" style:family="table-cell" style:parent-style-name="Default" style:data-style-name="N2">
      <style:text-properties fo:color="#b2b2b2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dbb6"/>
    </style:style>
    <style:style style:name="ce32" style:family="table-cell" style:parent-style-name="Default" style:data-style-name="N1"/>
    <style:style style:name="ce11" style:family="table-cell" style:parent-style-name="Default" style:data-style-name="N153">
      <style:text-properties fo:color="#999999"/>
    </style:style>
    <style:style style:name="ce12" style:family="table-cell" style:parent-style-name="Default" style:data-style-name="N153">
      <style:text-properties fo:color="#b2b2b2"/>
    </style:style>
    <style:style style:name="ce10" style:family="table-cell" style:parent-style-name="Default" style:data-style-name="N153"/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fo:color="#999999"/>
    </style:style>
    <style:style style:name="ce15" style:family="table-cell" style:parent-style-name="Default" style:data-style-name="N11">
      <style:text-properties fo:color="#b2b2b2"/>
    </style:style>
    <style:style style:name="ce16" style:family="table-cell" style:parent-style-name="Default">
      <style:table-cell-properties fo:background-color="#ffd7d7"/>
    </style:style>
    <style:style style:name="ce17" style:family="table-cell" style:parent-style-name="Default" style:data-style-name="N148"/>
    <style:style style:name="ce18" style:family="table-cell" style:parent-style-name="Default" style:data-style-name="N148">
      <style:text-properties fo:color="#999999"/>
    </style:style>
    <style:style style:name="ce19" style:family="table-cell" style:parent-style-name="Default" style:data-style-name="N148">
      <style:text-properties fo:color="#b2b2b2"/>
    </style:style>
    <style:style style:name="ce20" style:family="table-cell" style:parent-style-name="Default" style:data-style-name="N147"/>
    <style:style style:name="ce21" style:family="table-cell" style:parent-style-name="Default" style:data-style-name="N147">
      <style:text-properties fo:color="#999999"/>
    </style:style>
    <style:style style:name="ce22" style:family="table-cell" style:parent-style-name="Default" style:data-style-name="N147">
      <style:text-properties fo:color="#b2b2b2"/>
    </style:style>
    <style:style style:name="ce4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146"/>
    <style:style style:name="ce48" style:family="table-cell" style:parent-style-name="Default" style:data-style-name="N144"/>
    <style:style style:name="ce54" style:family="table-cell" style:parent-style-name="Default" style:data-style-name="N142"/>
    <style:style style:name="ce49" style:family="table-cell" style:parent-style-name="Default" style:data-style-name="N143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default-cell-style-name="ce5"/>
        <table:table-column table:style-name="co2" table:default-cell-style-name="Default"/>
        <table:table-column table:style-name="co2" table:number-columns-repeated="4" table:default-cell-style-name="ce5"/>
        <table:table-column table:style-name="co2" table:number-columns-repeated="2" table:default-cell-style-name="ce32"/>
        <table:table-column table:style-name="co2" table:default-cell-style-name="ce13"/>
        <table:table-column table:style-name="co2" table:number-columns-repeated="2" table:default-cell-style-name="ce17"/>
        <table:table-column table:style-name="co2" table:number-columns-repeated="2" table:default-cell-style-name="ce20"/>
        <table:table-column table:style-name="co2" table:number-columns-repeated="3" table:default-cell-style-name="Default"/>
        <table:table-row table:style-name="ro1">
          <table:table-cell/>
          <table:table-cell table:style-name="Default"/>
          <table:table-cell table:style-name="ce8" office:value-type="string" calcext:value-type="string">
            <text:p>Таблица 1: при нагреве</text:p>
          </table:table-cell>
          <table:table-cell table:style-name="Default" table:number-columns-repeated="5"/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style-name="Default" office:value-type="string" calcext:value-type="string">
            <text:p>или ln(P/P0)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$№$</text:p>
          </table:table-cell>
          <table:table-cell table:style-name="ce1" office:value-type="string" calcext:value-type="string">
            <text:p>$t,\;^\circ$</text:p>
          </table:table-cell>
          <table:table-cell table:style-name="ce9" office:value-type="string" calcext:value-type="string">
            <text:p>$T,\;K$</text:p>
          </table:table-cell>
          <table:table-cell table:style-name="ce1" office:value-type="string" calcext:value-type="string">
            <text:p>$h_1,\;мм$</text:p>
          </table:table-cell>
          <table:table-cell table:style-name="ce1" office:value-type="string" calcext:value-type="string">
            <text:p>$h_2,\;мм$</text:p>
          </table:table-cell>
          <table:table-cell table:style-name="ce9" office:value-type="string" calcext:value-type="string">
            <text:p>$\Delta h,\;мм$</text:p>
          </table:table-cell>
          <table:table-cell table:style-name="ce9" office:value-type="string" calcext:value-type="string">
            <text:p>$\sigma_{\Delta h},\;мм$</text:p>
          </table:table-cell>
          <table:table-cell table:style-name="ce9" office:value-type="string" calcext:value-type="string">
            <text:p>$P,\;Па$</text:p>
          </table:table-cell>
          <table:table-cell table:style-name="ce9" office:value-type="string" calcext:value-type="string">
            <text:p>$\sigma_{P},\;Па$</text:p>
          </table:table-cell>
          <table:table-cell table:style-name="ce9" office:value-type="string" calcext:value-type="string">
            <text:p>$\varepsilon_{P},$</text:p>
          </table:table-cell>
          <table:table-cell table:style-name="ce16" office:value-type="string" calcext:value-type="string">
            <text:p>$1/T,\;10^{-3}/K$</text:p>
          </table:table-cell>
          <table:table-cell table:style-name="ce16" office:value-type="string" calcext:value-type="string">
            <text:p>$\sigma_{1/T},\;10^{-3}/K$</text:p>
          </table:table-cell>
          <table:table-cell table:style-name="ce16" office:value-type="string" calcext:value-type="string">
            <text:p>$ln\;P$</text:p>
          </table:table-cell>
          <table:table-cell table:style-name="ce16" office:value-type="string" calcext:value-type="string">
            <text:p>$\sigma_{ln\;P}$</text:p>
          </table:table-cell>
          <table:table-cell/>
          <table:table-cell office:value-type="string" calcext:value-type="string">
            <text:p>\rho, кг/м^3</text:p>
          </table:table-cell>
          <table:table-cell office:value-type="float" office:value="13600" calcext:value-type="float">
            <text:p>136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.00</text:p>
          </table:table-cell>
          <table:table-cell table:formula="of:=[.B3]+273.16" office:value-type="float" office:value="296.16" calcext:value-type="float">
            <text:p>296.16</text:p>
          </table:table-cell>
          <table:table-cell office:value-type="float" office:value="74.5" calcext:value-type="float">
            <text:p>74.50</text:p>
          </table:table-cell>
          <table:table-cell office:value-type="float" office:value="93.6" calcext:value-type="float">
            <text:p>93.60</text:p>
          </table:table-cell>
          <table:table-cell table:formula="of:=[.E3]-[.D3]" office:value-type="float" office:value="19.1" calcext:value-type="float">
            <text:p>19.10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3]/1000" office:value-type="float" office:value="2548.2456" calcext:value-type="float">
            <text:p>2548</text:p>
          </table:table-cell>
          <table:table-cell table:formula="of:=[.$Q$2]*[.$Q$3]*[.G3]/1000" office:value-type="float" office:value="9.43393583187844" calcext:value-type="float">
            <text:p>9</text:p>
          </table:table-cell>
          <table:table-cell table:formula="of:=[.I3]/[.H3]" office:value-type="percentage" office:value="0.00370212974443219" calcext:value-type="percentage">
            <text:p>0.37%</text:p>
          </table:table-cell>
          <table:table-cell table:formula="of:=1000/[.C3]" office:value-type="float" office:value="3.37655321447866" calcext:value-type="float">
            <text:p>3.376553214</text:p>
          </table:table-cell>
          <table:table-cell table:formula="of:=[.$Q$7]/[.C3]/[.C3]" office:value-type="float" office:value="0.00000034203334830619" calcext:value-type="float">
            <text:p>0.000000342</text:p>
          </table:table-cell>
          <table:table-cell table:formula="of:=LN([.H3])" office:value-type="float" office:value="7.84316040137186" calcext:value-type="float">
            <text:p>7.84316040</text:p>
          </table:table-cell>
          <table:table-cell table:formula="of:=[.I3]/[.H3]" office:value-type="float" office:value="0.00370212974443219" calcext:value-type="float">
            <text:p>0.00370213</text:p>
          </table:table-cell>
          <table:table-cell table:style-name="ce13"/>
          <table:table-cell office:value-type="string" calcext:value-type="string">
            <text:p>g</text:p>
          </table:table-cell>
          <table:table-cell office:value-type="float" office:value="9.81" calcext:value-type="float">
            <text:p>9.8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" office:value-type="float" office:value="24" calcext:value-type="float">
            <text:p>24.00</text:p>
          </table:table-cell>
          <table:table-cell table:formula="of:=[.B4]+273.16" office:value-type="float" office:value="297.16" calcext:value-type="float">
            <text:p>297.16</text:p>
          </table:table-cell>
          <table:table-cell office:value-type="float" office:value="74.45" calcext:value-type="float">
            <text:p>74.45</text:p>
          </table:table-cell>
          <table:table-cell office:value-type="float" office:value="93.7" calcext:value-type="float">
            <text:p>93.70</text:p>
          </table:table-cell>
          <table:table-cell table:formula="of:=[.E4]-[.D4]" office:value-type="float" office:value="19.25" calcext:value-type="float">
            <text:p>19.25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4]/1000" office:value-type="float" office:value="2568.258" calcext:value-type="float">
            <text:p>2568</text:p>
          </table:table-cell>
          <table:table-cell table:formula="of:=[.$Q$2]*[.$Q$3]*[.G4]/1000" office:value-type="float" office:value="9.43393583187844" calcext:value-type="float">
            <text:p>9</text:p>
          </table:table-cell>
          <table:table-cell table:formula="of:=[.I4]/[.H4]" office:value-type="percentage" office:value="0.00367328198018986" calcext:value-type="percentage">
            <text:p>0.37%</text:p>
          </table:table-cell>
          <table:table-cell table:formula="of:=1000/[.C4]" office:value-type="float" office:value="3.36519046978059" calcext:value-type="float">
            <text:p>3.365190470</text:p>
          </table:table-cell>
          <table:table-cell table:formula="of:=[.$Q$7]/[.C4]/[.C4]" office:value-type="float" office:value="0.00000033973520693706" calcext:value-type="float">
            <text:p>0.000000340</text:p>
          </table:table-cell>
          <table:table-cell table:formula="of:=LN([.H4])" office:value-type="float" office:value="7.85098312705307" calcext:value-type="float">
            <text:p>7.85098313</text:p>
          </table:table-cell>
          <table:table-cell table:formula="of:=[.I4]/[.H4]" office:value-type="float" office:value="0.00367328198018986" calcext:value-type="float">
            <text:p>0.00367328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" office:value-type="float" office:value="25" calcext:value-type="float">
            <text:p>25.00</text:p>
          </table:table-cell>
          <table:table-cell table:formula="of:=[.B5]+273.16" office:value-type="float" office:value="298.16" calcext:value-type="float">
            <text:p>298.16</text:p>
          </table:table-cell>
          <table:table-cell office:value-type="float" office:value="74.2" calcext:value-type="float">
            <text:p>74.20</text:p>
          </table:table-cell>
          <table:table-cell office:value-type="float" office:value="94.1" calcext:value-type="float">
            <text:p>94.10</text:p>
          </table:table-cell>
          <table:table-cell table:formula="of:=[.E5]-[.D5]" office:value-type="float" office:value="19.9" calcext:value-type="float">
            <text:p>19.90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5]/1000" office:value-type="float" office:value="2654.9784" calcext:value-type="float">
            <text:p>2655</text:p>
          </table:table-cell>
          <table:table-cell table:formula="of:=[.$Q$2]*[.$Q$3]*[.G5]/1000" office:value-type="float" office:value="9.43393583187844" calcext:value-type="float">
            <text:p>9</text:p>
          </table:table-cell>
          <table:table-cell table:formula="of:=[.I5]/[.H5]" office:value-type="percentage" office:value="0.0035533004079726" calcext:value-type="percentage">
            <text:p>0.36%</text:p>
          </table:table-cell>
          <table:table-cell table:formula="of:=1000/[.C5]" office:value-type="float" office:value="3.35390394419104" calcext:value-type="float">
            <text:p>3.353903944</text:p>
          </table:table-cell>
          <table:table-cell table:formula="of:=[.$Q$7]/[.C5]/[.C5]" office:value-type="float" office:value="0.00000033746015000581" calcext:value-type="float">
            <text:p>0.000000337</text:p>
          </table:table-cell>
          <table:table-cell table:formula="of:=LN([.H5])" office:value-type="float" office:value="7.88419179804972" calcext:value-type="float">
            <text:p>7.88419180</text:p>
          </table:table-cell>
          <table:table-cell table:formula="of:=[.I5]/[.H5]" office:value-type="float" office:value="0.0035533004079726" calcext:value-type="float">
            <text:p>0.00355330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gma_x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" office:value-type="float" office:value="26" calcext:value-type="float">
            <text:p>26.00</text:p>
          </table:table-cell>
          <table:table-cell table:formula="of:=[.B6]+273.16" office:value-type="float" office:value="299.16" calcext:value-type="float">
            <text:p>299.16</text:p>
          </table:table-cell>
          <table:table-cell office:value-type="float" office:value="73.2" calcext:value-type="float">
            <text:p>73.20</text:p>
          </table:table-cell>
          <table:table-cell office:value-type="float" office:value="95.05" calcext:value-type="float">
            <text:p>95.05</text:p>
          </table:table-cell>
          <table:table-cell table:formula="of:=[.E6]-[.D6]" office:value-type="float" office:value="21.85" calcext:value-type="float">
            <text:p>21.85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6]/1000" office:value-type="float" office:value="2915.1396" calcext:value-type="float">
            <text:p>2915</text:p>
          </table:table-cell>
          <table:table-cell table:formula="of:=[.$Q$2]*[.$Q$3]*[.G6]/1000" office:value-type="float" office:value="9.43393583187844" calcext:value-type="float">
            <text:p>9</text:p>
          </table:table-cell>
          <table:table-cell table:formula="of:=[.I6]/[.H6]" office:value-type="percentage" office:value="0.00323618664158603" calcext:value-type="percentage">
            <text:p>0.32%</text:p>
          </table:table-cell>
          <table:table-cell table:formula="of:=1000/[.C6]" office:value-type="float" office:value="3.34269287337879" calcext:value-type="float">
            <text:p>3.342692873</text:p>
          </table:table-cell>
          <table:table-cell table:formula="of:=[.$Q$7]/[.C6]/[.C6]" office:value-type="float" office:value="0.00000033520786937212" calcext:value-type="float">
            <text:p>0.000000335</text:p>
          </table:table-cell>
          <table:table-cell table:formula="of:=LN([.H6])" office:value-type="float" office:value="7.97767298786088" calcext:value-type="float">
            <text:p>7.97767299</text:p>
          </table:table-cell>
          <table:table-cell table:formula="of:=[.I6]/[.H6]" office:value-type="float" office:value="0.00323618664158603" calcext:value-type="float">
            <text:p>0.00323619</text:p>
          </table:table-cell>
          <table:table-cell/>
          <table:table-cell office:value-type="string" calcext:value-type="string">
            <text:p>h, мм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" office:value-type="float" office:value="27" calcext:value-type="float">
            <text:p>27.00</text:p>
          </table:table-cell>
          <table:table-cell table:formula="of:=[.B7]+273.16" office:value-type="float" office:value="300.16" calcext:value-type="float">
            <text:p>300.16</text:p>
          </table:table-cell>
          <table:table-cell office:value-type="float" office:value="72.35" calcext:value-type="float">
            <text:p>72.35</text:p>
          </table:table-cell>
          <table:table-cell office:value-type="float" office:value="95.9" calcext:value-type="float">
            <text:p>95.90</text:p>
          </table:table-cell>
          <table:table-cell table:formula="of:=[.E7]-[.D7]" office:value-type="float" office:value="23.55" calcext:value-type="float">
            <text:p>23.55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7]/1000" office:value-type="float" office:value="3141.9468" calcext:value-type="float">
            <text:p>3142</text:p>
          </table:table-cell>
          <table:table-cell table:formula="of:=[.$Q$2]*[.$Q$3]*[.G7]/1000" office:value-type="float" office:value="9.43393583187844" calcext:value-type="float">
            <text:p>9</text:p>
          </table:table-cell>
          <table:table-cell table:formula="of:=[.I7]/[.H7]" office:value-type="percentage" office:value="0.00300257656554797" calcext:value-type="percentage">
            <text:p>0.30%</text:p>
          </table:table-cell>
          <table:table-cell table:formula="of:=1000/[.C7]" office:value-type="float" office:value="3.33155650319829" calcext:value-type="float">
            <text:p>3.331556503</text:p>
          </table:table-cell>
          <table:table-cell table:formula="of:=[.$Q$7]/[.C7]/[.C7]" office:value-type="float" office:value="0.00000033297806202009" calcext:value-type="float">
            <text:p>0.000000333</text:p>
          </table:table-cell>
          <table:table-cell table:formula="of:=LN([.H7])" office:value-type="float" office:value="8.0525978867817" calcext:value-type="float">
            <text:p>8.05259789</text:p>
          </table:table-cell>
          <table:table-cell table:formula="of:=[.I7]/[.H7]" office:value-type="float" office:value="0.00300257656554797" calcext:value-type="float">
            <text:p>0.00300258</text:p>
          </table:table-cell>
          <table:table-cell/>
          <table:table-cell office:value-type="string" calcext:value-type="string">
            <text:p>T, K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" office:value-type="float" office:value="28" calcext:value-type="float">
            <text:p>28.00</text:p>
          </table:table-cell>
          <table:table-cell table:formula="of:=[.B8]+273.16" office:value-type="float" office:value="301.16" calcext:value-type="float">
            <text:p>301.16</text:p>
          </table:table-cell>
          <table:table-cell office:value-type="float" office:value="71.7" calcext:value-type="float">
            <text:p>71.70</text:p>
          </table:table-cell>
          <table:table-cell office:value-type="float" office:value="96.7" calcext:value-type="float">
            <text:p>96.70</text:p>
          </table:table-cell>
          <table:table-cell table:formula="of:=[.E8]-[.D8]" office:value-type="float" office:value="25" calcext:value-type="float">
            <text:p>25.00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8]/1000" office:value-type="float" office:value="3335.4" calcext:value-type="float">
            <text:p>3335</text:p>
          </table:table-cell>
          <table:table-cell table:formula="of:=[.$Q$2]*[.$Q$3]*[.G8]/1000" office:value-type="float" office:value="9.43393583187844" calcext:value-type="float">
            <text:p>9</text:p>
          </table:table-cell>
          <table:table-cell table:formula="of:=[.I8]/[.H8]" office:value-type="percentage" office:value="0.00282842712474619" calcext:value-type="percentage">
            <text:p>0.28%</text:p>
          </table:table-cell>
          <table:table-cell table:formula="of:=1000/[.C8]" office:value-type="float" office:value="3.32049408952052" calcext:value-type="float">
            <text:p>3.320494090</text:p>
          </table:table-cell>
          <table:table-cell table:formula="of:=[.$Q$7]/[.C8]/[.C8]" office:value-type="float" office:value="0.00000033077042995622" calcext:value-type="float">
            <text:p>0.000000331</text:p>
          </table:table-cell>
          <table:table-cell table:formula="of:=LN([.H8])" office:value-type="float" office:value="8.11234789118748" calcext:value-type="float">
            <text:p>8.11234789</text:p>
          </table:table-cell>
          <table:table-cell table:formula="of:=[.I8]/[.H8]" office:value-type="float" office:value="0.00282842712474619" calcext:value-type="float">
            <text:p>0.00282843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" office:value-type="float" office:value="29" calcext:value-type="float">
            <text:p>29.00</text:p>
          </table:table-cell>
          <table:table-cell table:formula="of:=[.B9]+273.16" office:value-type="float" office:value="302.16" calcext:value-type="float">
            <text:p>302.16</text:p>
          </table:table-cell>
          <table:table-cell office:value-type="float" office:value="70.8" calcext:value-type="float">
            <text:p>70.80</text:p>
          </table:table-cell>
          <table:table-cell office:value-type="float" office:value="97.8" calcext:value-type="float">
            <text:p>97.80</text:p>
          </table:table-cell>
          <table:table-cell table:formula="of:=[.E9]-[.D9]" office:value-type="float" office:value="27" calcext:value-type="float">
            <text:p>27.00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9]/1000" office:value-type="float" office:value="3602.232" calcext:value-type="float">
            <text:p>3602</text:p>
          </table:table-cell>
          <table:table-cell table:formula="of:=[.$Q$2]*[.$Q$3]*[.G9]/1000" office:value-type="float" office:value="9.43393583187844" calcext:value-type="float">
            <text:p>9</text:p>
          </table:table-cell>
          <table:table-cell table:formula="of:=[.I9]/[.H9]" office:value-type="percentage" office:value="0.00261891400439462" calcext:value-type="percentage">
            <text:p>0.26%</text:p>
          </table:table-cell>
          <table:table-cell table:formula="of:=1000/[.C9]" office:value-type="float" office:value="3.30950489806725" calcext:value-type="float">
            <text:p>3.309504898</text:p>
          </table:table-cell>
          <table:table-cell table:formula="of:=[.$Q$7]/[.C9]/[.C9]" office:value-type="float" office:value="0.00000032858468010993" calcext:value-type="float">
            <text:p>0.000000329</text:p>
          </table:table-cell>
          <table:table-cell table:formula="of:=LN([.H9])" office:value-type="float" office:value="8.18930893232361" calcext:value-type="float">
            <text:p>8.18930893</text:p>
          </table:table-cell>
          <table:table-cell table:formula="of:=[.I9]/[.H9]" office:value-type="float" office:value="0.00261891400439462" calcext:value-type="float">
            <text:p>0.00261891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" office:value-type="float" office:value="30" calcext:value-type="float">
            <text:p>30.00</text:p>
          </table:table-cell>
          <table:table-cell table:formula="of:=[.B10]+273.16" office:value-type="float" office:value="303.16" calcext:value-type="float">
            <text:p>303.16</text:p>
          </table:table-cell>
          <table:table-cell office:value-type="float" office:value="70.15" calcext:value-type="float">
            <text:p>70.15</text:p>
          </table:table-cell>
          <table:table-cell office:value-type="float" office:value="98.65" calcext:value-type="float">
            <text:p>98.65</text:p>
          </table:table-cell>
          <table:table-cell table:formula="of:=[.E10]-[.D10]" office:value-type="float" office:value="28.5" calcext:value-type="float">
            <text:p>28.50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10]/1000" office:value-type="float" office:value="3802.356" calcext:value-type="float">
            <text:p>3802</text:p>
          </table:table-cell>
          <table:table-cell table:formula="of:=[.$Q$2]*[.$Q$3]*[.G10]/1000" office:value-type="float" office:value="9.43393583187844" calcext:value-type="float">
            <text:p>9</text:p>
          </table:table-cell>
          <table:table-cell table:formula="of:=[.I10]/[.H10]" office:value-type="percentage" office:value="0.00248107642521596" calcext:value-type="percentage">
            <text:p>0.25%</text:p>
          </table:table-cell>
          <table:table-cell table:formula="of:=1000/[.C10]" office:value-type="float" office:value="3.29858820424858" calcext:value-type="float">
            <text:p>3.298588204</text:p>
          </table:table-cell>
          <table:table-cell table:formula="of:=[.$Q$7]/[.C10]/[.C10]" office:value-type="float" office:value="0.00000032642052423624" calcext:value-type="float">
            <text:p>0.000000326</text:p>
          </table:table-cell>
          <table:table-cell table:formula="of:=LN([.H10])" office:value-type="float" office:value="8.24337615359388" calcext:value-type="float">
            <text:p>8.24337615</text:p>
          </table:table-cell>
          <table:table-cell table:formula="of:=[.I10]/[.H10]" office:value-type="float" office:value="0.00248107642521596" calcext:value-type="float">
            <text:p>0.0024810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" office:value-type="float" office:value="31" calcext:value-type="float">
            <text:p>31.00</text:p>
          </table:table-cell>
          <table:table-cell table:formula="of:=[.B11]+273.16" office:value-type="float" office:value="304.16" calcext:value-type="float">
            <text:p>304.16</text:p>
          </table:table-cell>
          <table:table-cell office:value-type="float" office:value="69.3" calcext:value-type="float">
            <text:p>69.30</text:p>
          </table:table-cell>
          <table:table-cell office:value-type="float" office:value="99.6" calcext:value-type="float">
            <text:p>99.60</text:p>
          </table:table-cell>
          <table:table-cell table:formula="of:=[.E11]-[.D11]" office:value-type="float" office:value="30.3" calcext:value-type="float">
            <text:p>30.30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11]/1000" office:value-type="float" office:value="4042.5048" calcext:value-type="float">
            <text:p>4043</text:p>
          </table:table-cell>
          <table:table-cell table:formula="of:=[.$Q$2]*[.$Q$3]*[.G11]/1000" office:value-type="float" office:value="9.43393583187844" calcext:value-type="float">
            <text:p>9</text:p>
          </table:table-cell>
          <table:table-cell table:formula="of:=[.I11]/[.H11]" office:value-type="percentage" office:value="0.00233368574649026" calcext:value-type="percentage">
            <text:p>0.23%</text:p>
          </table:table-cell>
          <table:table-cell table:formula="of:=1000/[.C11]" office:value-type="float" office:value="3.28774329300368" calcext:value-type="float">
            <text:p>3.287743293</text:p>
          </table:table-cell>
          <table:table-cell table:formula="of:=[.$Q$7]/[.C11]/[.C11]" office:value-type="float" office:value="0.00000032427767882072" calcext:value-type="float">
            <text:p>0.000000324</text:p>
          </table:table-cell>
          <table:table-cell table:formula="of:=LN([.H11])" office:value-type="float" office:value="8.3046197788346" calcext:value-type="float">
            <text:p>8.30461978</text:p>
          </table:table-cell>
          <table:table-cell table:formula="of:=[.I11]/[.H11]" office:value-type="float" office:value="0.00233368574649026" calcext:value-type="float">
            <text:p>0.0023336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" office:value-type="float" office:value="32" calcext:value-type="float">
            <text:p>32.00</text:p>
          </table:table-cell>
          <table:table-cell table:formula="of:=[.B12]+273.16" office:value-type="float" office:value="305.16" calcext:value-type="float">
            <text:p>305.16</text:p>
          </table:table-cell>
          <table:table-cell office:value-type="float" office:value="68.4" calcext:value-type="float">
            <text:p>68.40</text:p>
          </table:table-cell>
          <table:table-cell office:value-type="float" office:value="100.35" calcext:value-type="float">
            <text:p>100.35</text:p>
          </table:table-cell>
          <table:table-cell table:formula="of:=[.E12]-[.D12]" office:value-type="float" office:value="31.95" calcext:value-type="float">
            <text:p>31.95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12]/1000" office:value-type="float" office:value="4262.6412" calcext:value-type="float">
            <text:p>4263</text:p>
          </table:table-cell>
          <table:table-cell table:formula="of:=[.$Q$2]*[.$Q$3]*[.G12]/1000" office:value-type="float" office:value="9.43393583187844" calcext:value-type="float">
            <text:p>9</text:p>
          </table:table-cell>
          <table:table-cell table:formula="of:=[.I12]/[.H12]" office:value-type="percentage" office:value="0.00221316676427715" calcext:value-type="percentage">
            <text:p>0.22%</text:p>
          </table:table-cell>
          <table:table-cell table:formula="of:=1000/[.C12]" office:value-type="float" office:value="3.27696945864465" calcext:value-type="float">
            <text:p>3.276969459</text:p>
          </table:table-cell>
          <table:table-cell table:formula="of:=[.$Q$7]/[.C12]/[.C12]" office:value-type="float" office:value="0.00000032215586498669" calcext:value-type="float">
            <text:p>0.000000322</text:p>
          </table:table-cell>
          <table:table-cell table:formula="of:=LN([.H12])" office:value-type="float" office:value="8.35764424714282" calcext:value-type="float">
            <text:p>8.35764425</text:p>
          </table:table-cell>
          <table:table-cell table:formula="of:=[.I12]/[.H12]" office:value-type="float" office:value="0.00221316676427715" calcext:value-type="float">
            <text:p>0.00221317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" office:value-type="float" office:value="33" calcext:value-type="float">
            <text:p>33.00</text:p>
          </table:table-cell>
          <table:table-cell table:formula="of:=[.B13]+273.16" office:value-type="float" office:value="306.16" calcext:value-type="float">
            <text:p>306.16</text:p>
          </table:table-cell>
          <table:table-cell office:value-type="float" office:value="67.85" calcext:value-type="float">
            <text:p>67.85</text:p>
          </table:table-cell>
          <table:table-cell office:value-type="float" office:value="101.45" calcext:value-type="float">
            <text:p>101.45</text:p>
          </table:table-cell>
          <table:table-cell table:formula="of:=[.E13]-[.D13]" office:value-type="float" office:value="33.6" calcext:value-type="float">
            <text:p>33.60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13]/1000" office:value-type="float" office:value="4482.7776" calcext:value-type="float">
            <text:p>4483</text:p>
          </table:table-cell>
          <table:table-cell table:formula="of:=[.$Q$2]*[.$Q$3]*[.G13]/1000" office:value-type="float" office:value="9.43393583187844" calcext:value-type="float">
            <text:p>9</text:p>
          </table:table-cell>
          <table:table-cell table:formula="of:=[.I13]/[.H13]" office:value-type="percentage" office:value="0.00210448446781711" calcext:value-type="percentage">
            <text:p>0.21%</text:p>
          </table:table-cell>
          <table:table-cell table:formula="of:=1000/[.C13]" office:value-type="float" office:value="3.26626600470342" calcext:value-type="float">
            <text:p>3.266266005</text:p>
          </table:table-cell>
          <table:table-cell table:formula="of:=[.$Q$7]/[.C13]/[.C13]" office:value-type="float" office:value="0.00000032005480840444" calcext:value-type="float">
            <text:p>0.000000320</text:p>
          </table:table-cell>
          <table:table-cell table:formula="of:=LN([.H13])" office:value-type="float" office:value="8.40799813328844" calcext:value-type="float">
            <text:p>8.40799813</text:p>
          </table:table-cell>
          <table:table-cell table:formula="of:=[.I13]/[.H13]" office:value-type="float" office:value="0.00210448446781711" calcext:value-type="float">
            <text:p>0.00210448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" office:value-type="float" office:value="34" calcext:value-type="float">
            <text:p>34.00</text:p>
          </table:table-cell>
          <table:table-cell table:formula="of:=[.B14]+273.16" office:value-type="float" office:value="307.16" calcext:value-type="float">
            <text:p>307.16</text:p>
          </table:table-cell>
          <table:table-cell office:value-type="float" office:value="66.65" calcext:value-type="float">
            <text:p>66.65</text:p>
          </table:table-cell>
          <table:table-cell office:value-type="float" office:value="102.55" calcext:value-type="float">
            <text:p>102.55</text:p>
          </table:table-cell>
          <table:table-cell table:formula="of:=[.E14]-[.D14]" office:value-type="float" office:value="35.9" calcext:value-type="float">
            <text:p>35.90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14]/1000" office:value-type="float" office:value="4789.6344" calcext:value-type="float">
            <text:p>4790</text:p>
          </table:table-cell>
          <table:table-cell table:formula="of:=[.$Q$2]*[.$Q$3]*[.G14]/1000" office:value-type="float" office:value="9.43393583187844" calcext:value-type="float">
            <text:p>9</text:p>
          </table:table-cell>
          <table:table-cell table:formula="of:=[.I14]/[.H14]" office:value-type="percentage" office:value="0.00196965677210738" calcext:value-type="percentage">
            <text:p>0.20%</text:p>
          </table:table-cell>
          <table:table-cell table:formula="of:=1000/[.C14]" office:value-type="float" office:value="3.25563224378174" calcext:value-type="float">
            <text:p>3.255632244</text:p>
          </table:table-cell>
          <table:table-cell table:formula="of:=[.$Q$7]/[.C14]/[.C14]" office:value-type="float" office:value="0.00000031797423920254" calcext:value-type="float">
            <text:p>0.000000318</text:p>
          </table:table-cell>
          <table:table-cell table:formula="of:=LN([.H14])" office:value-type="float" office:value="8.47420936181351" calcext:value-type="float">
            <text:p>8.47420936</text:p>
          </table:table-cell>
          <table:table-cell table:formula="of:=[.I14]/[.H14]" office:value-type="float" office:value="0.00196965677210738" calcext:value-type="float">
            <text:p>0.00196966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" office:value-type="float" office:value="35" calcext:value-type="float">
            <text:p>35.00</text:p>
          </table:table-cell>
          <table:table-cell table:formula="of:=[.B15]+273.16" office:value-type="float" office:value="308.16" calcext:value-type="float">
            <text:p>308.16</text:p>
          </table:table-cell>
          <table:table-cell office:value-type="float" office:value="65.6" calcext:value-type="float">
            <text:p>65.60</text:p>
          </table:table-cell>
          <table:table-cell office:value-type="float" office:value="103.4" calcext:value-type="float">
            <text:p>103.40</text:p>
          </table:table-cell>
          <table:table-cell table:formula="of:=[.E15]-[.D15]" office:value-type="float" office:value="37.8" calcext:value-type="float">
            <text:p>37.80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15]/1000" office:value-type="float" office:value="5043.1248" calcext:value-type="float">
            <text:p>5043</text:p>
          </table:table-cell>
          <table:table-cell table:formula="of:=[.$Q$2]*[.$Q$3]*[.G15]/1000" office:value-type="float" office:value="9.43393583187844" calcext:value-type="float">
            <text:p>9</text:p>
          </table:table-cell>
          <table:table-cell table:formula="of:=[.I15]/[.H15]" office:value-type="percentage" office:value="0.00187065286028187" calcext:value-type="percentage">
            <text:p>0.19%</text:p>
          </table:table-cell>
          <table:table-cell table:formula="of:=1000/[.C15]" office:value-type="float" office:value="3.24506749740395" calcext:value-type="float">
            <text:p>3.245067497</text:p>
          </table:table-cell>
          <table:table-cell table:formula="of:=[.$Q$7]/[.C15]/[.C15]" office:value-type="float" office:value="0.00000031591389188123" calcext:value-type="float">
            <text:p>0.000000316</text:p>
          </table:table-cell>
          <table:table-cell table:formula="of:=LN([.H15])" office:value-type="float" office:value="8.52578116894482" calcext:value-type="float">
            <text:p>8.52578117</text:p>
          </table:table-cell>
          <table:table-cell table:formula="of:=[.I15]/[.H15]" office:value-type="float" office:value="0.00187065286028187" calcext:value-type="float">
            <text:p>0.00187065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" office:value-type="float" office:value="36" calcext:value-type="float">
            <text:p>36.00</text:p>
          </table:table-cell>
          <table:table-cell table:formula="of:=[.B16]+273.16" office:value-type="float" office:value="309.16" calcext:value-type="float">
            <text:p>309.16</text:p>
          </table:table-cell>
          <table:table-cell office:value-type="float" office:value="64.85" calcext:value-type="float">
            <text:p>64.85</text:p>
          </table:table-cell>
          <table:table-cell office:value-type="float" office:value="104.6" calcext:value-type="float">
            <text:p>104.60</text:p>
          </table:table-cell>
          <table:table-cell table:formula="of:=[.E16]-[.D16]" office:value-type="float" office:value="39.75" calcext:value-type="float">
            <text:p>39.75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16]/1000" office:value-type="float" office:value="5303.286" calcext:value-type="float">
            <text:p>5303</text:p>
          </table:table-cell>
          <table:table-cell table:formula="of:=[.$Q$2]*[.$Q$3]*[.G16]/1000" office:value-type="float" office:value="9.43393583187844" calcext:value-type="float">
            <text:p>9</text:p>
          </table:table-cell>
          <table:table-cell table:formula="of:=[.I16]/[.H16]" office:value-type="percentage" office:value="0.0017788849841171" calcext:value-type="percentage">
            <text:p>0.18%</text:p>
          </table:table-cell>
          <table:table-cell table:formula="of:=1000/[.C16]" office:value-type="float" office:value="3.23457109587269" calcext:value-type="float">
            <text:p>3.234571096</text:p>
          </table:table-cell>
          <table:table-cell table:formula="of:=[.$Q$7]/[.C16]/[.C16]" office:value-type="float" office:value="0.00000031387350522765" calcext:value-type="float">
            <text:p>0.000000314</text:p>
          </table:table-cell>
          <table:table-cell table:formula="of:=LN([.H16])" office:value-type="float" office:value="8.57608190741962" calcext:value-type="float">
            <text:p>8.57608191</text:p>
          </table:table-cell>
          <table:table-cell table:formula="of:=[.I16]/[.H16]" office:value-type="float" office:value="0.0017788849841171" calcext:value-type="float">
            <text:p>0.00177888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" office:value-type="float" office:value="37" calcext:value-type="float">
            <text:p>37.00</text:p>
          </table:table-cell>
          <table:table-cell table:formula="of:=[.B17]+273.16" office:value-type="float" office:value="310.16" calcext:value-type="float">
            <text:p>310.16</text:p>
          </table:table-cell>
          <table:table-cell office:value-type="float" office:value="63.9" calcext:value-type="float">
            <text:p>63.90</text:p>
          </table:table-cell>
          <table:table-cell office:value-type="float" office:value="105.9" calcext:value-type="float">
            <text:p>105.90</text:p>
          </table:table-cell>
          <table:table-cell table:formula="of:=[.E17]-[.D17]" office:value-type="float" office:value="42" calcext:value-type="float">
            <text:p>42.00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17]/1000" office:value-type="float" office:value="5603.472" calcext:value-type="float">
            <text:p>5603</text:p>
          </table:table-cell>
          <table:table-cell table:formula="of:=[.$Q$2]*[.$Q$3]*[.G17]/1000" office:value-type="float" office:value="9.43393583187844" calcext:value-type="float">
            <text:p>9</text:p>
          </table:table-cell>
          <table:table-cell table:formula="of:=[.I17]/[.H17]" office:value-type="percentage" office:value="0.00168358757425368" calcext:value-type="percentage">
            <text:p>0.17%</text:p>
          </table:table-cell>
          <table:table-cell table:formula="of:=1000/[.C17]" office:value-type="float" office:value="3.22414237812742" calcext:value-type="float">
            <text:p>3.224142378</text:p>
          </table:table-cell>
          <table:table-cell table:formula="of:=[.$Q$7]/[.C17]/[.C17]" office:value-type="float" office:value="0.00000031185282223311" calcext:value-type="float">
            <text:p>0.000000312</text:p>
          </table:table-cell>
          <table:table-cell table:formula="of:=LN([.H17])" office:value-type="float" office:value="8.63114168460265" calcext:value-type="float">
            <text:p>8.63114168</text:p>
          </table:table-cell>
          <table:table-cell table:formula="of:=[.I17]/[.H17]" office:value-type="float" office:value="0.00168358757425368" calcext:value-type="float">
            <text:p>0.00168359</text:p>
          </table:table-cell>
          <table:table-cell table:number-columns-repeated="3"/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table:formula="of:=[.B17]+1" office:value-type="float" office:value="38" calcext:value-type="float">
            <text:p>38.00</text:p>
          </table:table-cell>
          <table:table-cell table:formula="of:=[.B18]+273.16" office:value-type="float" office:value="311.16" calcext:value-type="float">
            <text:p>311.16</text:p>
          </table:table-cell>
          <table:table-cell office:value-type="float" office:value="62.5" calcext:value-type="float">
            <text:p>62.50</text:p>
          </table:table-cell>
          <table:table-cell office:value-type="float" office:value="107.05" calcext:value-type="float">
            <text:p>107.05</text:p>
          </table:table-cell>
          <table:table-cell table:formula="of:=[.E18]-[.D18]" office:value-type="float" office:value="44.55" calcext:value-type="float">
            <text:p>44.55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18]/1000" office:value-type="float" office:value="5943.6828" calcext:value-type="float">
            <text:p>5944</text:p>
          </table:table-cell>
          <table:table-cell table:formula="of:=[.$Q$2]*[.$Q$3]*[.G18]/1000" office:value-type="float" office:value="9.43393583187844" calcext:value-type="float">
            <text:p>9</text:p>
          </table:table-cell>
          <table:table-cell table:formula="of:=[.I18]/[.H18]" office:value-type="percentage" office:value="0.00158722060872401" calcext:value-type="percentage">
            <text:p>0.16%</text:p>
          </table:table-cell>
          <table:table-cell table:formula="of:=1000/[.C18]" office:value-type="float" office:value="3.2137806916056" calcext:value-type="float">
            <text:p>3.213780692</text:p>
          </table:table-cell>
          <table:table-cell table:formula="of:=[.$Q$7]/[.C18]/[.C18]" office:value-type="float" office:value="0.00000030985159001211" calcext:value-type="float">
            <text:p>0.000000310</text:p>
          </table:table-cell>
          <table:table-cell table:formula="of:=LN([.H18])" office:value-type="float" office:value="8.6900842202361" calcext:value-type="float">
            <text:p>8.69008422</text:p>
          </table:table-cell>
          <table:table-cell table:formula="of:=[.I18]/[.H18]" office:value-type="float" office:value="0.00158722060872401" calcext:value-type="float">
            <text:p>0.00158722</text:p>
          </table:table-cell>
          <table:table-cell table:number-columns-repeated="3"/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table:formula="of:=[.B18]+1" office:value-type="float" office:value="39" calcext:value-type="float">
            <text:p>39.00</text:p>
          </table:table-cell>
          <table:table-cell table:formula="of:=[.B19]+273.16" office:value-type="float" office:value="312.16" calcext:value-type="float">
            <text:p>312.16</text:p>
          </table:table-cell>
          <table:table-cell office:value-type="float" office:value="61" calcext:value-type="float">
            <text:p>61.00</text:p>
          </table:table-cell>
          <table:table-cell office:value-type="float" office:value="108.8" calcext:value-type="float">
            <text:p>108.80</text:p>
          </table:table-cell>
          <table:table-cell table:formula="of:=[.E19]-[.D19]" office:value-type="float" office:value="47.8" calcext:value-type="float">
            <text:p>47.80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19]/1000" office:value-type="float" office:value="6377.2848" calcext:value-type="float">
            <text:p>6377</text:p>
          </table:table-cell>
          <table:table-cell table:formula="of:=[.$Q$2]*[.$Q$3]*[.G19]/1000" office:value-type="float" office:value="9.43393583187844" calcext:value-type="float">
            <text:p>9</text:p>
          </table:table-cell>
          <table:table-cell table:formula="of:=[.I19]/[.H19]" office:value-type="percentage" office:value="0.00147930288951161" calcext:value-type="percentage">
            <text:p>0.15%</text:p>
          </table:table-cell>
          <table:table-cell table:formula="of:=1000/[.C19]" office:value-type="float" office:value="3.20348539210661" calcext:value-type="float">
            <text:p>3.203485392</text:p>
          </table:table-cell>
          <table:table-cell table:formula="of:=[.$Q$7]/[.C19]/[.C19]" office:value-type="float" office:value="0.00000030786955972321" calcext:value-type="float">
            <text:p>0.000000308</text:p>
          </table:table-cell>
          <table:table-cell table:formula="of:=LN([.H19])" office:value-type="float" office:value="8.76049770581669" calcext:value-type="float">
            <text:p>8.76049771</text:p>
          </table:table-cell>
          <table:table-cell table:formula="of:=[.I19]/[.H19]" office:value-type="float" office:value="0.00147930288951161" calcext:value-type="float">
            <text:p>0.00147930</text:p>
          </table:table-cell>
          <table:table-cell table:number-columns-repeated="3"/>
        </table:table-row>
        <table:table-row table:style-name="ro1">
          <table:table-cell table:style-name="ce2" table:formula="of:=[.A19]+1" office:value-type="float" office:value="18" calcext:value-type="float">
            <text:p>18</text:p>
          </table:table-cell>
          <table:table-cell table:formula="of:=[.B19]+1" office:value-type="float" office:value="40" calcext:value-type="float">
            <text:p>40.00</text:p>
          </table:table-cell>
          <table:table-cell table:formula="of:=[.B20]+273.16" office:value-type="float" office:value="313.16" calcext:value-type="float">
            <text:p>313.16</text:p>
          </table:table-cell>
          <table:table-cell office:value-type="float" office:value="60.15" calcext:value-type="float">
            <text:p>60.15</text:p>
          </table:table-cell>
          <table:table-cell office:value-type="float" office:value="109.7" calcext:value-type="float">
            <text:p>109.70</text:p>
          </table:table-cell>
          <table:table-cell table:formula="of:=[.E20]-[.D20]" office:value-type="float" office:value="49.55" calcext:value-type="float">
            <text:p>49.55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20]/1000" office:value-type="float" office:value="6610.7628" calcext:value-type="float">
            <text:p>6611</text:p>
          </table:table-cell>
          <table:table-cell table:formula="of:=[.$Q$2]*[.$Q$3]*[.G20]/1000" office:value-type="float" office:value="9.43393583187844" calcext:value-type="float">
            <text:p>9</text:p>
          </table:table-cell>
          <table:table-cell table:formula="of:=[.I20]/[.H20]" office:value-type="percentage" office:value="0.00142705707605761" calcext:value-type="percentage">
            <text:p>0.14%</text:p>
          </table:table-cell>
          <table:table-cell table:formula="of:=1000/[.C20]" office:value-type="float" office:value="3.19325584365819" calcext:value-type="float">
            <text:p>3.193255844</text:p>
          </table:table-cell>
          <table:table-cell table:formula="of:=[.$Q$7]/[.C20]/[.C20]" office:value-type="float" office:value="0.00000030590648649172" calcext:value-type="float">
            <text:p>0.000000306</text:p>
          </table:table-cell>
          <table:table-cell table:formula="of:=LN([.H20])" office:value-type="float" office:value="8.79645432709528" calcext:value-type="float">
            <text:p>8.79645433</text:p>
          </table:table-cell>
          <table:table-cell table:formula="of:=[.I20]/[.H20]" office:value-type="float" office:value="0.00142705707605761" calcext:value-type="float">
            <text:p>0.00142706</text:p>
          </table:table-cell>
          <table:table-cell table:number-columns-repeated="3"/>
        </table:table-row>
        <table:table-row table:style-name="ro1" table:number-rows-repeated="2">
          <table:table-cell table:style-name="ce3"/>
          <table:table-cell table:style-name="ce6"/>
          <table:table-cell table:style-name="ce3"/>
          <table:table-cell table:style-name="ce6" table:number-columns-repeated="4"/>
          <table:table-cell table:style-name="ce11" table:number-columns-repeated="2"/>
          <table:table-cell table:style-name="ce14"/>
          <table:table-cell table:style-name="ce18" table:number-columns-repeated="2"/>
          <table:table-cell table:style-name="ce21" table:number-columns-repeated="2"/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11"/>
          <table:table-cell table:number-columns-repeated="3"/>
        </table:table-row>
        <table:table-row table:style-name="ro1">
          <table:table-cell/>
          <table:table-cell table:style-name="Default"/>
          <table:table-cell table:style-name="ce8" office:value-type="string" calcext:value-type="string">
            <text:p>Таблица 2: при охлаждении</text:p>
          </table:table-cell>
          <table:table-cell table:style-name="Default" table:number-columns-repeated="5"/>
          <table:table-cell table:style-name="Default" office:value-type="float" office:value="2" calcext:value-type="float">
            <text:p>2</text:p>
          </table:table-cell>
          <table:table-cell table:style-name="Default" table:number-columns-repeated="3"/>
          <table:table-cell table:style-name="Default" office:value-type="string" calcext:value-type="string">
            <text:p>или ln(P/P0)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$№$</text:p>
          </table:table-cell>
          <table:table-cell table:style-name="ce1" office:value-type="string" calcext:value-type="string">
            <text:p>$t,\;^\circ$</text:p>
          </table:table-cell>
          <table:table-cell table:style-name="ce9" office:value-type="string" calcext:value-type="string">
            <text:p>$T,\;K$</text:p>
          </table:table-cell>
          <table:table-cell table:style-name="ce1" office:value-type="string" calcext:value-type="string">
            <text:p>$h_1,\;мм$</text:p>
          </table:table-cell>
          <table:table-cell table:style-name="ce1" office:value-type="string" calcext:value-type="string">
            <text:p>$h_2,\;мм$</text:p>
          </table:table-cell>
          <table:table-cell table:style-name="ce9" office:value-type="string" calcext:value-type="string">
            <text:p>$\Delta h,\;мм$</text:p>
          </table:table-cell>
          <table:table-cell table:style-name="ce9" office:value-type="string" calcext:value-type="string">
            <text:p>$\sigma_{\Delta h},\;мм$</text:p>
          </table:table-cell>
          <table:table-cell table:style-name="ce9" office:value-type="string" calcext:value-type="string">
            <text:p>$P,\;Па$</text:p>
          </table:table-cell>
          <table:table-cell table:style-name="ce9" office:value-type="string" calcext:value-type="string">
            <text:p>$\sigma_{P},\;Па$</text:p>
          </table:table-cell>
          <table:table-cell table:style-name="ce9" office:value-type="string" calcext:value-type="string">
            <text:p>$\varepsilon_{P},$</text:p>
          </table:table-cell>
          <table:table-cell table:style-name="ce16" office:value-type="string" calcext:value-type="string">
            <text:p>$1/T,\;10^{-3}/K$</text:p>
          </table:table-cell>
          <table:table-cell table:style-name="ce16" office:value-type="string" calcext:value-type="string">
            <text:p>$\sigma_{1/T},\;10^{-3}/K$</text:p>
          </table:table-cell>
          <table:table-cell table:style-name="ce16" office:value-type="string" calcext:value-type="string">
            <text:p>$ln\;P$</text:p>
          </table:table-cell>
          <table:table-cell table:style-name="ce16" office:value-type="string" calcext:value-type="string">
            <text:p>$\sigma_{ln\;P}$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.00</text:p>
          </table:table-cell>
          <table:table-cell table:formula="of:=[.B27]+273.16" office:value-type="float" office:value="312.16" calcext:value-type="float">
            <text:p>312.16</text:p>
          </table:table-cell>
          <table:table-cell office:value-type="float" office:value="60.5" calcext:value-type="float">
            <text:p>60.50</text:p>
          </table:table-cell>
          <table:table-cell office:value-type="float" office:value="109.4" calcext:value-type="float">
            <text:p>109.40</text:p>
          </table:table-cell>
          <table:table-cell table:formula="of:=[.E27]-[.D27]" office:value-type="float" office:value="48.9" calcext:value-type="float">
            <text:p>48.90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27]/1000" office:value-type="float" office:value="6524.0424" calcext:value-type="float">
            <text:p>6524</text:p>
          </table:table-cell>
          <table:table-cell table:formula="of:=[.$Q$2]*[.$Q$3]*[.G27]/1000" office:value-type="float" office:value="9.43393583187844" calcext:value-type="float">
            <text:p>9</text:p>
          </table:table-cell>
          <table:table-cell table:formula="of:=[.I27]/[.H27]" office:value-type="percentage" office:value="0.0014460261373958" calcext:value-type="percentage">
            <text:p>0.14%</text:p>
          </table:table-cell>
          <table:table-cell table:formula="of:=1000/[.C27]" office:value-type="float" office:value="3.20348539210661" calcext:value-type="float">
            <text:p>3.203485392</text:p>
          </table:table-cell>
          <table:table-cell table:formula="of:=[.$Q$7]/[.C27]/[.C27]" office:value-type="float" office:value="0.00000030786955972321" calcext:value-type="float">
            <text:p>0.000000308</text:p>
          </table:table-cell>
          <table:table-cell table:formula="of:=LN([.H27])" office:value-type="float" office:value="8.7832494628001" calcext:value-type="float">
            <text:p>8.78324946</text:p>
          </table:table-cell>
          <table:table-cell table:formula="of:=[.I27]/[.H27]" office:value-type="float" office:value="0.0014460261373958" calcext:value-type="float">
            <text:p>0.00144603</text:p>
          </table:table-cell>
          <table:table-cell table:number-columns-repeated="3"/>
        </table:table-row>
        <table:table-row table:style-name="ro1">
          <table:table-cell table:formula="of:=[.A27]+1" office:value-type="float" office:value="2" calcext:value-type="float">
            <text:p>2</text:p>
          </table:table-cell>
          <table:table-cell table:formula="of:=[.B27]-2" office:value-type="float" office:value="37" calcext:value-type="float">
            <text:p>37.00</text:p>
          </table:table-cell>
          <table:table-cell table:formula="of:=[.B28]+273.16" office:value-type="float" office:value="310.16" calcext:value-type="float">
            <text:p>310.16</text:p>
          </table:table-cell>
          <table:table-cell office:value-type="float" office:value="62.55" calcext:value-type="float">
            <text:p>62.55</text:p>
          </table:table-cell>
          <table:table-cell office:value-type="float" office:value="106.9" calcext:value-type="float">
            <text:p>106.90</text:p>
          </table:table-cell>
          <table:table-cell table:formula="of:=[.E28]-[.D28]" office:value-type="float" office:value="44.35" calcext:value-type="float">
            <text:p>44.35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28]/1000" office:value-type="float" office:value="5916.9996" calcext:value-type="float">
            <text:p>5917</text:p>
          </table:table-cell>
          <table:table-cell table:formula="of:=[.$Q$2]*[.$Q$3]*[.G28]/1000" office:value-type="float" office:value="9.43393583187844" calcext:value-type="float">
            <text:p>9</text:p>
          </table:table-cell>
          <table:table-cell table:formula="of:=[.I28]/[.H28]" office:value-type="percentage" office:value="0.00159437831158184" calcext:value-type="percentage">
            <text:p>0.16%</text:p>
          </table:table-cell>
          <table:table-cell table:formula="of:=1000/[.C28]" office:value-type="float" office:value="3.22414237812742" calcext:value-type="float">
            <text:p>3.224142378</text:p>
          </table:table-cell>
          <table:table-cell table:formula="of:=[.$Q$7]/[.C28]/[.C28]" office:value-type="float" office:value="0.00000031185282223311" calcext:value-type="float">
            <text:p>0.000000312</text:p>
          </table:table-cell>
          <table:table-cell table:formula="of:=LN([.H28])" office:value-type="float" office:value="8.68558477507487" calcext:value-type="float">
            <text:p>8.68558478</text:p>
          </table:table-cell>
          <table:table-cell table:formula="of:=[.I28]/[.H28]" office:value-type="float" office:value="0.00159437831158184" calcext:value-type="float">
            <text:p>0.00159438</text:p>
          </table:table-cell>
          <table:table-cell table:number-columns-repeated="3"/>
        </table:table-row>
        <table:table-row table:style-name="ro1">
          <table:table-cell table:formula="of:=[.A28]+1" office:value-type="float" office:value="3" calcext:value-type="float">
            <text:p>3</text:p>
          </table:table-cell>
          <table:table-cell table:formula="of:=[.B28]-2" office:value-type="float" office:value="35" calcext:value-type="float">
            <text:p>35.00</text:p>
          </table:table-cell>
          <table:table-cell table:formula="of:=[.B29]+273.16" office:value-type="float" office:value="308.16" calcext:value-type="float">
            <text:p>308.16</text:p>
          </table:table-cell>
          <table:table-cell office:value-type="float" office:value="64.8" calcext:value-type="float">
            <text:p>64.80</text:p>
          </table:table-cell>
          <table:table-cell office:value-type="float" office:value="104.5" calcext:value-type="float">
            <text:p>104.50</text:p>
          </table:table-cell>
          <table:table-cell table:formula="of:=[.E29]-[.D29]" office:value-type="float" office:value="39.7" calcext:value-type="float">
            <text:p>39.70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29]/1000" office:value-type="float" office:value="5296.6152" calcext:value-type="float">
            <text:p>5297</text:p>
          </table:table-cell>
          <table:table-cell table:formula="of:=[.$Q$2]*[.$Q$3]*[.G29]/1000" office:value-type="float" office:value="9.43393583187844" calcext:value-type="float">
            <text:p>9</text:p>
          </table:table-cell>
          <table:table-cell table:formula="of:=[.I29]/[.H29]" office:value-type="percentage" office:value="0.001781125393417" calcext:value-type="percentage">
            <text:p>0.18%</text:p>
          </table:table-cell>
          <table:table-cell table:formula="of:=1000/[.C29]" office:value-type="float" office:value="3.24506749740395" calcext:value-type="float">
            <text:p>3.245067497</text:p>
          </table:table-cell>
          <table:table-cell table:formula="of:=[.$Q$7]/[.C29]/[.C29]" office:value-type="float" office:value="0.00000031591389188123" calcext:value-type="float">
            <text:p>0.000000316</text:p>
          </table:table-cell>
          <table:table-cell table:formula="of:=LN([.H29])" office:value-type="float" office:value="8.57482325401242" calcext:value-type="float">
            <text:p>8.57482325</text:p>
          </table:table-cell>
          <table:table-cell table:formula="of:=[.I29]/[.H29]" office:value-type="float" office:value="0.001781125393417" calcext:value-type="float">
            <text:p>0.00178113</text:p>
          </table:table-cell>
          <table:table-cell table:number-columns-repeated="3"/>
        </table:table-row>
        <table:table-row table:style-name="ro1">
          <table:table-cell table:formula="of:=[.A29]+1" office:value-type="float" office:value="4" calcext:value-type="float">
            <text:p>4</text:p>
          </table:table-cell>
          <table:table-cell table:formula="of:=[.B29]-2" office:value-type="float" office:value="33" calcext:value-type="float">
            <text:p>33.00</text:p>
          </table:table-cell>
          <table:table-cell table:formula="of:=[.B30]+273.16" office:value-type="float" office:value="306.16" calcext:value-type="float">
            <text:p>306.16</text:p>
          </table:table-cell>
          <table:table-cell office:value-type="float" office:value="66.95" calcext:value-type="float">
            <text:p>66.95</text:p>
          </table:table-cell>
          <table:table-cell office:value-type="float" office:value="102.1" calcext:value-type="float">
            <text:p>102.10</text:p>
          </table:table-cell>
          <table:table-cell table:formula="of:=[.E30]-[.D30]" office:value-type="float" office:value="35.15" calcext:value-type="float">
            <text:p>35.15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30]/1000" office:value-type="float" office:value="4689.5724" calcext:value-type="float">
            <text:p>4690</text:p>
          </table:table-cell>
          <table:table-cell table:formula="of:=[.$Q$2]*[.$Q$3]*[.G30]/1000" office:value-type="float" office:value="9.43393583187844" calcext:value-type="float">
            <text:p>9</text:p>
          </table:table-cell>
          <table:table-cell table:formula="of:=[.I30]/[.H30]" office:value-type="percentage" office:value="0.00201168358801294" calcext:value-type="percentage">
            <text:p>0.20%</text:p>
          </table:table-cell>
          <table:table-cell table:formula="of:=1000/[.C30]" office:value-type="float" office:value="3.26626600470342" calcext:value-type="float">
            <text:p>3.266266005</text:p>
          </table:table-cell>
          <table:table-cell table:formula="of:=[.$Q$7]/[.C30]/[.C30]" office:value-type="float" office:value="0.00000032005480840444" calcext:value-type="float">
            <text:p>0.000000320</text:p>
          </table:table-cell>
          <table:table-cell table:formula="of:=LN([.H30])" office:value-type="float" office:value="8.45309668457595" calcext:value-type="float">
            <text:p>8.45309668</text:p>
          </table:table-cell>
          <table:table-cell table:formula="of:=[.I30]/[.H30]" office:value-type="float" office:value="0.00201168358801294" calcext:value-type="float">
            <text:p>0.00201168</text:p>
          </table:table-cell>
          <table:table-cell table:number-columns-repeated="3"/>
        </table:table-row>
        <table:table-row table:style-name="ro1">
          <table:table-cell table:formula="of:=[.A30]+1" office:value-type="float" office:value="5" calcext:value-type="float">
            <text:p>5</text:p>
          </table:table-cell>
          <table:table-cell table:formula="of:=[.B30]-2" office:value-type="float" office:value="31" calcext:value-type="float">
            <text:p>31.00</text:p>
          </table:table-cell>
          <table:table-cell table:formula="of:=[.B31]+273.16" office:value-type="float" office:value="304.16" calcext:value-type="float">
            <text:p>304.16</text:p>
          </table:table-cell>
          <table:table-cell office:value-type="float" office:value="68.55" calcext:value-type="float">
            <text:p>68.55</text:p>
          </table:table-cell>
          <table:table-cell office:value-type="float" office:value="99.9" calcext:value-type="float">
            <text:p>99.90</text:p>
          </table:table-cell>
          <table:table-cell table:formula="of:=[.E31]-[.D31]" office:value-type="float" office:value="31.35" calcext:value-type="float">
            <text:p>31.35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31]/1000" office:value-type="float" office:value="4182.5916" calcext:value-type="float">
            <text:p>4183</text:p>
          </table:table-cell>
          <table:table-cell table:formula="of:=[.$Q$2]*[.$Q$3]*[.G31]/1000" office:value-type="float" office:value="9.43393583187844" calcext:value-type="float">
            <text:p>9</text:p>
          </table:table-cell>
          <table:table-cell table:formula="of:=[.I31]/[.H31]" office:value-type="percentage" office:value="0.0022555240229236" calcext:value-type="percentage">
            <text:p>0.23%</text:p>
          </table:table-cell>
          <table:table-cell table:formula="of:=1000/[.C31]" office:value-type="float" office:value="3.28774329300368" calcext:value-type="float">
            <text:p>3.287743293</text:p>
          </table:table-cell>
          <table:table-cell table:formula="of:=[.$Q$7]/[.C31]/[.C31]" office:value-type="float" office:value="0.00000032427767882072" calcext:value-type="float">
            <text:p>0.000000324</text:p>
          </table:table-cell>
          <table:table-cell table:formula="of:=LN([.H31])" office:value-type="float" office:value="8.33868633339821" calcext:value-type="float">
            <text:p>8.33868633</text:p>
          </table:table-cell>
          <table:table-cell table:formula="of:=[.I31]/[.H31]" office:value-type="float" office:value="0.0022555240229236" calcext:value-type="float">
            <text:p>0.00225552</text:p>
          </table:table-cell>
          <table:table-cell table:number-columns-repeated="3"/>
        </table:table-row>
        <table:table-row table:style-name="ro1">
          <table:table-cell table:formula="of:=[.A31]+1" office:value-type="float" office:value="6" calcext:value-type="float">
            <text:p>6</text:p>
          </table:table-cell>
          <table:table-cell table:formula="of:=[.B31]-2" office:value-type="float" office:value="29" calcext:value-type="float">
            <text:p>29.00</text:p>
          </table:table-cell>
          <table:table-cell table:formula="of:=[.B32]+273.16" office:value-type="float" office:value="302.16" calcext:value-type="float">
            <text:p>302.16</text:p>
          </table:table-cell>
          <table:table-cell office:value-type="float" office:value="70.2" calcext:value-type="float">
            <text:p>70.20</text:p>
          </table:table-cell>
          <table:table-cell office:value-type="float" office:value="97.2" calcext:value-type="float">
            <text:p>97.20</text:p>
          </table:table-cell>
          <table:table-cell table:formula="of:=[.E32]-[.D32]" office:value-type="float" office:value="27" calcext:value-type="float">
            <text:p>27.00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32]/1000" office:value-type="float" office:value="3602.232" calcext:value-type="float">
            <text:p>3602</text:p>
          </table:table-cell>
          <table:table-cell table:formula="of:=[.$Q$2]*[.$Q$3]*[.G32]/1000" office:value-type="float" office:value="9.43393583187844" calcext:value-type="float">
            <text:p>9</text:p>
          </table:table-cell>
          <table:table-cell table:formula="of:=[.I32]/[.H32]" office:value-type="percentage" office:value="0.00261891400439462" calcext:value-type="percentage">
            <text:p>0.26%</text:p>
          </table:table-cell>
          <table:table-cell table:formula="of:=1000/[.C32]" office:value-type="float" office:value="3.30950489806725" calcext:value-type="float">
            <text:p>3.309504898</text:p>
          </table:table-cell>
          <table:table-cell table:formula="of:=[.$Q$7]/[.C32]/[.C32]" office:value-type="float" office:value="0.00000032858468010993" calcext:value-type="float">
            <text:p>0.000000329</text:p>
          </table:table-cell>
          <table:table-cell table:formula="of:=LN([.H32])" office:value-type="float" office:value="8.18930893232361" calcext:value-type="float">
            <text:p>8.18930893</text:p>
          </table:table-cell>
          <table:table-cell table:formula="of:=[.I32]/[.H32]" office:value-type="float" office:value="0.00261891400439462" calcext:value-type="float">
            <text:p>0.00261891</text:p>
          </table:table-cell>
          <table:table-cell table:number-columns-repeated="3"/>
        </table:table-row>
        <table:table-row table:style-name="ro1">
          <table:table-cell table:formula="of:=[.A32]+1" office:value-type="float" office:value="7" calcext:value-type="float">
            <text:p>7</text:p>
          </table:table-cell>
          <table:table-cell table:formula="of:=[.B32]-2" office:value-type="float" office:value="27" calcext:value-type="float">
            <text:p>27.00</text:p>
          </table:table-cell>
          <table:table-cell table:formula="of:=[.B33]+273.16" office:value-type="float" office:value="300.16" calcext:value-type="float">
            <text:p>300.16</text:p>
          </table:table-cell>
          <table:table-cell office:value-type="float" office:value="71.7" calcext:value-type="float">
            <text:p>71.70</text:p>
          </table:table-cell>
          <table:table-cell office:value-type="float" office:value="96.45" calcext:value-type="float">
            <text:p>96.45</text:p>
          </table:table-cell>
          <table:table-cell table:formula="of:=[.E33]-[.D33]" office:value-type="float" office:value="24.75" calcext:value-type="float">
            <text:p>24.75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33]/1000" office:value-type="float" office:value="3302.046" calcext:value-type="float">
            <text:p>3302</text:p>
          </table:table-cell>
          <table:table-cell table:formula="of:=[.$Q$2]*[.$Q$3]*[.G33]/1000" office:value-type="float" office:value="9.43393583187844" calcext:value-type="float">
            <text:p>9</text:p>
          </table:table-cell>
          <table:table-cell table:formula="of:=[.I33]/[.H33]" office:value-type="percentage" office:value="0.00285699709570322" calcext:value-type="percentage">
            <text:p>0.29%</text:p>
          </table:table-cell>
          <table:table-cell table:formula="of:=1000/[.C33]" office:value-type="float" office:value="3.33155650319829" calcext:value-type="float">
            <text:p>3.331556503</text:p>
          </table:table-cell>
          <table:table-cell table:formula="of:=[.$Q$7]/[.C33]/[.C33]" office:value-type="float" office:value="0.00000033297806202009" calcext:value-type="float">
            <text:p>0.000000333</text:p>
          </table:table-cell>
          <table:table-cell table:formula="of:=LN([.H33])" office:value-type="float" office:value="8.10229755533398" calcext:value-type="float">
            <text:p>8.10229756</text:p>
          </table:table-cell>
          <table:table-cell table:formula="of:=[.I33]/[.H33]" office:value-type="float" office:value="0.00285699709570322" calcext:value-type="float">
            <text:p>0.00285700</text:p>
          </table:table-cell>
          <table:table-cell table:number-columns-repeated="3"/>
        </table:table-row>
        <table:table-row table:style-name="ro1">
          <table:table-cell table:formula="of:=[.A33]+1" office:value-type="float" office:value="8" calcext:value-type="float">
            <text:p>8</text:p>
          </table:table-cell>
          <table:table-cell table:formula="of:=[.B33]-2" office:value-type="float" office:value="25" calcext:value-type="float">
            <text:p>25.00</text:p>
          </table:table-cell>
          <table:table-cell table:formula="of:=[.B34]+273.16" office:value-type="float" office:value="298.16" calcext:value-type="float">
            <text:p>298.16</text:p>
          </table:table-cell>
          <table:table-cell office:value-type="float" office:value="72.95" calcext:value-type="float">
            <text:p>72.95</text:p>
          </table:table-cell>
          <table:table-cell office:value-type="float" office:value="94.85" calcext:value-type="float">
            <text:p>94.85</text:p>
          </table:table-cell>
          <table:table-cell table:formula="of:=[.E34]-[.D34]" office:value-type="float" office:value="21.9" calcext:value-type="float">
            <text:p>21.90</text:p>
          </table:table-cell>
          <table:table-cell table:formula="of:=SQRT(2)*[.$Q$6]" office:value-type="float" office:value="0.0707106781186548" calcext:value-type="float">
            <text:p>0.07</text:p>
          </table:table-cell>
          <table:table-cell table:formula="of:=[.$Q$3]*[.$Q$2]*[.F34]/1000" office:value-type="float" office:value="2921.8104" calcext:value-type="float">
            <text:p>2922</text:p>
          </table:table-cell>
          <table:table-cell table:formula="of:=[.$Q$2]*[.$Q$3]*[.G34]/1000" office:value-type="float" office:value="9.43393583187844" calcext:value-type="float">
            <text:p>9</text:p>
          </table:table-cell>
          <table:table-cell table:formula="of:=[.I34]/[.H34]" office:value-type="percentage" office:value="0.00322879808760981" calcext:value-type="percentage">
            <text:p>0.32%</text:p>
          </table:table-cell>
          <table:table-cell table:formula="of:=1000/[.C34]" office:value-type="float" office:value="3.35390394419104" calcext:value-type="float">
            <text:p>3.353903944</text:p>
          </table:table-cell>
          <table:table-cell table:formula="of:=[.$Q$7]/[.C34]/[.C34]" office:value-type="float" office:value="0.00000033746015000581" calcext:value-type="float">
            <text:p>0.000000337</text:p>
          </table:table-cell>
          <table:table-cell table:formula="of:=LN([.H34])" office:value-type="float" office:value="7.97995870314173" calcext:value-type="float">
            <text:p>7.97995870</text:p>
          </table:table-cell>
          <table:table-cell table:formula="of:=[.I34]/[.H34]" office:value-type="float" office:value="0.00322879808760981" calcext:value-type="float">
            <text:p>0.00322880</text:p>
          </table:table-cell>
          <table:table-cell table:number-columns-repeated="3"/>
        </table:table-row>
        <table:table-row table:style-name="ro1">
          <table:table-cell table:style-name="ce4"/>
          <table:table-cell table:style-name="ce7"/>
          <table:table-cell table:style-name="ce4"/>
          <table:table-cell table:style-name="ce7" table:number-columns-repeated="4"/>
          <table:table-cell table:style-name="ce12" table:number-columns-repeated="2"/>
          <table:table-cell table:style-name="ce15"/>
          <table:table-cell table:style-name="ce19" table:number-columns-repeated="2"/>
          <table:table-cell table:style-name="ce22" table:number-columns-repeated="2"/>
          <table:table-cell table:number-columns-repeated="3"/>
        </table:table-row>
        <table:table-row table:style-name="ro1" table:number-rows-repeated="8">
          <table:table-cell table:number-columns-repeated="7"/>
          <table:table-cell table:style-name="ce10" table:number-columns-repeated="2"/>
          <table:table-cell table:number-columns-repeated="8"/>
        </table:table-row>
        <table:table-row table:style-name="ro1">
          <table:table-cell table:style-name="ce2"/>
          <table:table-cell table:number-columns-repeated="6"/>
          <table:table-cell table:style-name="ce10" table:number-columns-repeated="2"/>
          <table:table-cell table:number-columns-repeated="8"/>
        </table:table-row>
        <table:table-row table:style-name="ro1">
          <table:table-cell table:style-name="ce3"/>
          <table:table-cell/>
          <table:table-cell table:style-name="ce3"/>
          <table:table-cell table:style-name="ce6" table:number-columns-repeated="4"/>
          <table:table-cell table:style-name="ce11" table:number-columns-repeated="2"/>
          <table:table-cell table:style-name="ce14"/>
          <table:table-cell table:style-name="ce18" table:number-columns-repeated="2"/>
          <table:table-cell table:style-name="ce21" table:number-columns-repeated="2"/>
          <table:table-cell table:number-columns-repeated="3"/>
        </table:table-row>
        <table:table-row table:style-name="ro1">
          <table:table-cell table:style-name="ce3"/>
          <table:table-cell/>
          <table:table-cell table:style-name="ce3"/>
          <table:table-cell table:style-name="ce6" table:number-columns-repeated="4"/>
          <table:table-cell table:style-name="ce11" table:number-columns-repeated="2"/>
          <table:table-cell table:style-name="ce14"/>
          <table:table-cell table:style-name="ce18" table:number-columns-repeated="2"/>
          <table:table-cell table:style-name="ce21" table:number-columns-repeated="2"/>
          <table:table-cell table:number-columns-repeated="3"/>
        </table:table-row>
      </table:table>
      <table:table table:name="Лист2" table:style-name="ta1">
        <table:table-column table:style-name="co3" table:default-cell-style-name="Default"/>
        <table:table-column table:style-name="co2" table:default-cell-style-name="ce47"/>
        <table:table-column table:style-name="co2" table:default-cell-style-name="ce48"/>
        <table:table-column table:style-name="co4" table:default-cell-style-name="ce20"/>
        <table:table-column table:style-name="co2" table:default-cell-style-name="ce49"/>
        <table:table-column table:style-name="co2" table:default-cell-style-name="ce48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5" table:default-cell-style-name="Default"/>
        <table:table-row table:style-name="ro2">
          <table:table-cell/>
          <table:table-cell table:style-name="ce46" office:value-type="string" calcext:value-type="string">
            <text:p>Мнк для нагревания</text:p>
          </table:table-cell>
          <table:table-cell table:style-name="Default" table:number-columns-repeated="4"/>
          <table:table-cell table:number-columns-repeated="5"/>
          <table:table-cell table:style-name="ce46" office:value-type="string" calcext:value-type="string">
            <text:p>Мнк для охлаждения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string" calcext:value-type="string">
            <text:p>1/T</text:p>
          </table:table-cell>
          <table:table-cell table:style-name="Default" office:value-type="string" calcext:value-type="string">
            <text:p>\ln{P}</text:p>
          </table:table-cell>
          <table:table-cell table:style-name="Default" office:value-type="string" calcext:value-type="string">
            <text:p>1/T^2</text:p>
          </table:table-cell>
          <table:table-cell table:style-name="Default" office:value-type="string" calcext:value-type="string">
            <text:p>\ln^2{P}</text:p>
          </table:table-cell>
          <table:table-cell table:style-name="Default" office:value-type="string" calcext:value-type="string">
            <text:p>\ln{P}*1/T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1/T</text:p>
          </table:table-cell>
          <table:table-cell office:value-type="string" calcext:value-type="string">
            <text:p>\ln{P}</text:p>
          </table:table-cell>
          <table:table-cell office:value-type="string" calcext:value-type="string">
            <text:p>1/T^2</text:p>
          </table:table-cell>
          <table:table-cell office:value-type="string" calcext:value-type="string">
            <text:p>\ln^2{P}</text:p>
          </table:table-cell>
          <table:table-cell office:value-type="string" calcext:value-type="string">
            <text:p>\ln{P}*1/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/[$Лист1.C3]" office:value-type="float" office:value="0.00337655321447866" calcext:value-type="float">
            <text:p>0.0033766</text:p>
          </table:table-cell>
          <table:table-cell table:formula="of:=LN([$Лист1.H3])" office:value-type="float" office:value="7.84316040137186" calcext:value-type="float">
            <text:p>7.84316</text:p>
          </table:table-cell>
          <table:table-cell table:formula="of:=[.B3]*[.B3]" office:value-type="float" office:value="0.0000114011116102062" calcext:value-type="float">
            <text:p>0.00001140</text:p>
          </table:table-cell>
          <table:table-cell table:formula="of:=[.C3]*[.C3]" office:value-type="float" office:value="61.5151650816476" calcext:value-type="float">
            <text:p>61.5152</text:p>
          </table:table-cell>
          <table:table-cell table:formula="of:=[.B3]*[.C3]" office:value-type="float" office:value="0.0264828484649239" calcext:value-type="float">
            <text:p>0.02648</text:p>
          </table:table-cell>
          <table:table-cell table:number-columns-repeated="4"/>
          <table:table-cell table:formula="of:=[$Лист1.A27]" office:value-type="float" office:value="1" calcext:value-type="float">
            <text:p>1</text:p>
          </table:table-cell>
          <table:table-cell table:style-name="ce47" table:formula="of:=1/[$Лист1.C27]" office:value-type="float" office:value="0.00320348539210661" calcext:value-type="float">
            <text:p>0.0032035</text:p>
          </table:table-cell>
          <table:table-cell table:style-name="ce48" table:formula="of:=LN([$Лист1.H27])" office:value-type="float" office:value="8.7832494628001" calcext:value-type="float">
            <text:p>8.78325</text:p>
          </table:table-cell>
          <table:table-cell table:style-name="ce20" table:formula="of:=[.L3]*[.L3]" office:value-type="float" office:value="0.0000102623186574405" calcext:value-type="float">
            <text:p>0.00001026</text:p>
          </table:table-cell>
          <table:table-cell table:style-name="ce49" table:formula="of:=[.M3]*[.M3]" office:value-type="float" office:value="77.1454711257783" calcext:value-type="float">
            <text:p>77.1455</text:p>
          </table:table-cell>
          <table:table-cell table:style-name="ce48" table:formula="of:=[.L3]*[.M3]" office:value-type="float" office:value="0.0281370113493084" calcext:value-type="float">
            <text:p>0.0281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/[$Лист1.C4]" office:value-type="float" office:value="0.00336519046978059" calcext:value-type="float">
            <text:p>0.0033652</text:p>
          </table:table-cell>
          <table:table-cell table:formula="of:=LN([$Лист1.H4])" office:value-type="float" office:value="7.85098312705307" calcext:value-type="float">
            <text:p>7.85098</text:p>
          </table:table-cell>
          <table:table-cell table:formula="of:=[.B4]*[.B4]" office:value-type="float" office:value="0.0000113245068979021" calcext:value-type="float">
            <text:p>0.00001132</text:p>
          </table:table-cell>
          <table:table-cell table:formula="of:=[.C4]*[.C4]" office:value-type="float" office:value="61.637936061272" calcext:value-type="float">
            <text:p>61.6379</text:p>
          </table:table-cell>
          <table:table-cell table:formula="of:=[.B4]*[.C4]" office:value-type="float" office:value="0.0264200535975672" calcext:value-type="float">
            <text:p>0.02642</text:p>
          </table:table-cell>
          <table:table-cell table:number-columns-repeated="4"/>
          <table:table-cell table:formula="of:=[$Лист1.A28]" office:value-type="float" office:value="2" calcext:value-type="float">
            <text:p>2</text:p>
          </table:table-cell>
          <table:table-cell table:style-name="ce47" table:formula="of:=1/[$Лист1.C28]" office:value-type="float" office:value="0.00322414237812742" calcext:value-type="float">
            <text:p>0.0032241</text:p>
          </table:table-cell>
          <table:table-cell table:style-name="ce48" table:formula="of:=LN([$Лист1.H28])" office:value-type="float" office:value="8.68558477507487" calcext:value-type="float">
            <text:p>8.68558</text:p>
          </table:table-cell>
          <table:table-cell table:style-name="ce20" table:formula="of:=[.L4]*[.L4]" office:value-type="float" office:value="0.0000103950940744371" calcext:value-type="float">
            <text:p>0.00001040</text:p>
          </table:table-cell>
          <table:table-cell table:style-name="ce49" table:formula="of:=[.M4]*[.M4]" office:value-type="float" office:value="75.4393828850123" calcext:value-type="float">
            <text:p>75.4394</text:p>
          </table:table-cell>
          <table:table-cell table:style-name="ce48" table:formula="of:=[.L4]*[.M4]" office:value-type="float" office:value="0.0280035619521372" calcext:value-type="float">
            <text:p>0.028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/[$Лист1.C5]" office:value-type="float" office:value="0.00335390394419104" calcext:value-type="float">
            <text:p>0.0033539</text:p>
          </table:table-cell>
          <table:table-cell table:formula="of:=LN([$Лист1.H5])" office:value-type="float" office:value="7.88419179804972" calcext:value-type="float">
            <text:p>7.88419</text:p>
          </table:table-cell>
          <table:table-cell table:formula="of:=[.B5]*[.B5]" office:value-type="float" office:value="0.0000112486716668602" calcext:value-type="float">
            <text:p>0.00001125</text:p>
          </table:table-cell>
          <table:table-cell table:formula="of:=[.C5]*[.C5]" office:value-type="float" office:value="62.1604803084346" calcext:value-type="float">
            <text:p>62.1605</text:p>
          </table:table-cell>
          <table:table-cell table:formula="of:=[.B5]*[.C5]" office:value-type="float" office:value="0.0264428219682376" calcext:value-type="float">
            <text:p>0.02644</text:p>
          </table:table-cell>
          <table:table-cell table:number-columns-repeated="4"/>
          <table:table-cell table:formula="of:=[$Лист1.A29]" office:value-type="float" office:value="3" calcext:value-type="float">
            <text:p>3</text:p>
          </table:table-cell>
          <table:table-cell table:style-name="ce47" table:formula="of:=1/[$Лист1.C29]" office:value-type="float" office:value="0.00324506749740395" calcext:value-type="float">
            <text:p>0.0032451</text:p>
          </table:table-cell>
          <table:table-cell table:style-name="ce48" table:formula="of:=LN([$Лист1.H29])" office:value-type="float" office:value="8.57482325401242" calcext:value-type="float">
            <text:p>8.57482</text:p>
          </table:table-cell>
          <table:table-cell table:style-name="ce20" table:formula="of:=[.L5]*[.L5]" office:value-type="float" office:value="0.0000105304630627075" calcext:value-type="float">
            <text:p>0.00001053</text:p>
          </table:table-cell>
          <table:table-cell table:style-name="ce49" table:formula="of:=[.M5]*[.M5]" office:value-type="float" office:value="73.5275938375522" calcext:value-type="float">
            <text:p>73.5276</text:p>
          </table:table-cell>
          <table:table-cell table:style-name="ce48" table:formula="of:=[.L5]*[.M5]" office:value-type="float" office:value="0.0278258802375792" calcext:value-type="float">
            <text:p>0.027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/[$Лист1.C6]" office:value-type="float" office:value="0.00334269287337879" calcext:value-type="float">
            <text:p>0.0033427</text:p>
          </table:table-cell>
          <table:table-cell table:formula="of:=LN([$Лист1.H6])" office:value-type="float" office:value="7.97767298786088" calcext:value-type="float">
            <text:p>7.97767</text:p>
          </table:table-cell>
          <table:table-cell table:formula="of:=[.B6]*[.B6]" office:value-type="float" office:value="0.0000111735956457374" calcext:value-type="float">
            <text:p>0.00001117</text:p>
          </table:table-cell>
          <table:table-cell table:formula="of:=[.C6]*[.C6]" office:value-type="float" office:value="63.6432663012451" calcext:value-type="float">
            <text:p>63.6433</text:p>
          </table:table-cell>
          <table:table-cell table:formula="of:=[.B6]*[.C6]" office:value-type="float" office:value="0.0266669106426691" calcext:value-type="float">
            <text:p>0.02667</text:p>
          </table:table-cell>
          <table:table-cell table:number-columns-repeated="4"/>
          <table:table-cell table:formula="of:=[$Лист1.A30]" office:value-type="float" office:value="4" calcext:value-type="float">
            <text:p>4</text:p>
          </table:table-cell>
          <table:table-cell table:style-name="ce47" table:formula="of:=1/[$Лист1.C30]" office:value-type="float" office:value="0.00326626600470342" calcext:value-type="float">
            <text:p>0.0032663</text:p>
          </table:table-cell>
          <table:table-cell table:style-name="ce48" table:formula="of:=LN([$Лист1.H30])" office:value-type="float" office:value="8.45309668457595" calcext:value-type="float">
            <text:p>8.45310</text:p>
          </table:table-cell>
          <table:table-cell table:style-name="ce20" table:formula="of:=[.L6]*[.L6]" office:value-type="float" office:value="0.0000106684936134813" calcext:value-type="float">
            <text:p>0.00001067</text:p>
          </table:table-cell>
          <table:table-cell table:style-name="ce49" table:formula="of:=[.M6]*[.M6]" office:value-type="float" office:value="71.454843558789" calcext:value-type="float">
            <text:p>71.4548</text:p>
          </table:table-cell>
          <table:table-cell table:style-name="ce48" table:formula="of:=[.L6]*[.M6]" office:value-type="float" office:value="0.0276100623353016" calcext:value-type="float">
            <text:p>0.027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/[$Лист1.C7]" office:value-type="float" office:value="0.00333155650319829" calcext:value-type="float">
            <text:p>0.0033316</text:p>
          </table:table-cell>
          <table:table-cell table:formula="of:=LN([$Лист1.H7])" office:value-type="float" office:value="8.0525978867817" calcext:value-type="float">
            <text:p>8.05260</text:p>
          </table:table-cell>
          <table:table-cell table:formula="of:=[.B7]*[.B7]" office:value-type="float" office:value="0.0000110992687340028" calcext:value-type="float">
            <text:p>0.00001110</text:p>
          </table:table-cell>
          <table:table-cell table:formula="of:=[.C7]*[.C7]" office:value-type="float" office:value="64.8443327262012" calcext:value-type="float">
            <text:p>64.8443</text:p>
          </table:table-cell>
          <table:table-cell table:formula="of:=[.B7]*[.C7]" office:value-type="float" office:value="0.0268276848573484" calcext:value-type="float">
            <text:p>0.02683</text:p>
          </table:table-cell>
          <table:table-cell table:number-columns-repeated="4"/>
          <table:table-cell table:formula="of:=[$Лист1.A31]" office:value-type="float" office:value="5" calcext:value-type="float">
            <text:p>5</text:p>
          </table:table-cell>
          <table:table-cell table:style-name="ce47" table:formula="of:=1/[$Лист1.C31]" office:value-type="float" office:value="0.00328774329300368" calcext:value-type="float">
            <text:p>0.0032877</text:p>
          </table:table-cell>
          <table:table-cell table:style-name="ce48" table:formula="of:=LN([$Лист1.H31])" office:value-type="float" office:value="8.33868633339821" calcext:value-type="float">
            <text:p>8.33869</text:p>
          </table:table-cell>
          <table:table-cell table:style-name="ce20" table:formula="of:=[.L7]*[.L7]" office:value-type="float" office:value="0.0000108092559606907" calcext:value-type="float">
            <text:p>0.00001081</text:p>
          </table:table-cell>
          <table:table-cell table:style-name="ce49" table:formula="of:=[.M7]*[.M7]" office:value-type="float" office:value="69.533689766802" calcext:value-type="float">
            <text:p>69.5337</text:p>
          </table:table-cell>
          <table:table-cell table:style-name="ce48" table:formula="of:=[.L7]*[.M7]" office:value-type="float" office:value="0.0274154600650914" calcext:value-type="float">
            <text:p>0.027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/[$Лист1.C8]" office:value-type="float" office:value="0.00332049408952052" calcext:value-type="float">
            <text:p>0.0033205</text:p>
          </table:table-cell>
          <table:table-cell table:formula="of:=LN([$Лист1.H8])" office:value-type="float" office:value="8.11234789118748" calcext:value-type="float">
            <text:p>8.11235</text:p>
          </table:table-cell>
          <table:table-cell table:formula="of:=[.B8]*[.B8]" office:value-type="float" office:value="0.0000110256809985407" calcext:value-type="float">
            <text:p>0.00001103</text:p>
          </table:table-cell>
          <table:table-cell table:formula="of:=[.C8]*[.C8]" office:value-type="float" office:value="65.8101883076539" calcext:value-type="float">
            <text:p>65.8102</text:p>
          </table:table-cell>
          <table:table-cell table:formula="of:=[.B8]*[.C8]" office:value-type="float" office:value="0.0269370032248223" calcext:value-type="float">
            <text:p>0.02694</text:p>
          </table:table-cell>
          <table:table-cell table:number-columns-repeated="4"/>
          <table:table-cell table:formula="of:=[$Лист1.A32]" office:value-type="float" office:value="6" calcext:value-type="float">
            <text:p>6</text:p>
          </table:table-cell>
          <table:table-cell table:style-name="ce47" table:formula="of:=1/[$Лист1.C32]" office:value-type="float" office:value="0.00330950489806725" calcext:value-type="float">
            <text:p>0.0033095</text:p>
          </table:table-cell>
          <table:table-cell table:style-name="ce48" table:formula="of:=LN([$Лист1.H32])" office:value-type="float" office:value="8.18930893232361" calcext:value-type="float">
            <text:p>8.18931</text:p>
          </table:table-cell>
          <table:table-cell table:style-name="ce20" table:formula="of:=[.L8]*[.L8]" office:value-type="float" office:value="0.0000109528226703311" calcext:value-type="float">
            <text:p>0.00001095</text:p>
          </table:table-cell>
          <table:table-cell table:style-name="ce49" table:formula="of:=[.M8]*[.M8]" office:value-type="float" office:value="67.0647807890352" calcext:value-type="float">
            <text:p>67.0648</text:p>
          </table:table-cell>
          <table:table-cell table:style-name="ce48" table:formula="of:=[.L8]*[.M8]" office:value-type="float" office:value="0.0271025580233109" calcext:value-type="float">
            <text:p>0.027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/[$Лист1.C9]" office:value-type="float" office:value="0.00330950489806725" calcext:value-type="float">
            <text:p>0.0033095</text:p>
          </table:table-cell>
          <table:table-cell table:formula="of:=LN([$Лист1.H9])" office:value-type="float" office:value="8.18930893232361" calcext:value-type="float">
            <text:p>8.18931</text:p>
          </table:table-cell>
          <table:table-cell table:formula="of:=[.B9]*[.B9]" office:value-type="float" office:value="0.0000109528226703311" calcext:value-type="float">
            <text:p>0.00001095</text:p>
          </table:table-cell>
          <table:table-cell table:formula="of:=[.C9]*[.C9]" office:value-type="float" office:value="67.0647807890352" calcext:value-type="float">
            <text:p>67.0648</text:p>
          </table:table-cell>
          <table:table-cell table:formula="of:=[.B9]*[.C9]" office:value-type="float" office:value="0.0271025580233109" calcext:value-type="float">
            <text:p>0.02710</text:p>
          </table:table-cell>
          <table:table-cell table:number-columns-repeated="4"/>
          <table:table-cell table:formula="of:=[$Лист1.A33]" office:value-type="float" office:value="7" calcext:value-type="float">
            <text:p>7</text:p>
          </table:table-cell>
          <table:table-cell table:style-name="ce47" table:formula="of:=1/[$Лист1.C33]" office:value-type="float" office:value="0.00333155650319829" calcext:value-type="float">
            <text:p>0.0033316</text:p>
          </table:table-cell>
          <table:table-cell table:style-name="ce48" table:formula="of:=LN([$Лист1.H33])" office:value-type="float" office:value="8.10229755533398" calcext:value-type="float">
            <text:p>8.10230</text:p>
          </table:table-cell>
          <table:table-cell table:style-name="ce20" table:formula="of:=[.L9]*[.L9]" office:value-type="float" office:value="0.0000110992687340028" calcext:value-type="float">
            <text:p>0.00001110</text:p>
          </table:table-cell>
          <table:table-cell table:style-name="ce49" table:formula="of:=[.M9]*[.M9]" office:value-type="float" office:value="65.647225675171" calcext:value-type="float">
            <text:p>65.6472</text:p>
          </table:table-cell>
          <table:table-cell table:style-name="ce48" table:formula="of:=[.L9]*[.M9]" office:value-type="float" office:value="0.0269932621113206" calcext:value-type="float">
            <text:p>0.026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/[$Лист1.C10]" office:value-type="float" office:value="0.00329858820424858" calcext:value-type="float">
            <text:p>0.0032986</text:p>
          </table:table-cell>
          <table:table-cell table:formula="of:=LN([$Лист1.H10])" office:value-type="float" office:value="8.24337615359388" calcext:value-type="float">
            <text:p>8.24338</text:p>
          </table:table-cell>
          <table:table-cell table:formula="of:=[.B10]*[.B10]" office:value-type="float" office:value="0.0000108806841412079" calcext:value-type="float">
            <text:p>0.00001088</text:p>
          </table:table-cell>
          <table:table-cell table:formula="of:=[.C10]*[.C10]" office:value-type="float" office:value="67.9532504096403" calcext:value-type="float">
            <text:p>67.9533</text:p>
          </table:table-cell>
          <table:table-cell table:formula="of:=[.B10]*[.C10]" office:value-type="float" office:value="0.0271915033434288" calcext:value-type="float">
            <text:p>0.02719</text:p>
          </table:table-cell>
          <table:table-cell table:number-columns-repeated="4"/>
          <table:table-cell table:formula="of:=[$Лист1.A34]" office:value-type="float" office:value="8" calcext:value-type="float">
            <text:p>8</text:p>
          </table:table-cell>
          <table:table-cell table:style-name="ce47" table:formula="of:=1/[$Лист1.C34]" office:value-type="float" office:value="0.00335390394419104" calcext:value-type="float">
            <text:p>0.0033539</text:p>
          </table:table-cell>
          <table:table-cell table:style-name="ce48" table:formula="of:=LN([$Лист1.H34])" office:value-type="float" office:value="7.97995870314173" calcext:value-type="float">
            <text:p>7.97996</text:p>
          </table:table-cell>
          <table:table-cell table:style-name="ce20" table:formula="of:=[.L10]*[.L10]" office:value-type="float" office:value="0.0000112486716668602" calcext:value-type="float">
            <text:p>0.00001125</text:p>
          </table:table-cell>
          <table:table-cell table:style-name="ce49" table:formula="of:=[.M10]*[.M10]" office:value-type="float" office:value="63.6797409038475" calcext:value-type="float">
            <text:p>63.6797</text:p>
          </table:table-cell>
          <table:table-cell table:style-name="ce48" table:formula="of:=[.L10]*[.M10]" office:value-type="float" office:value="0.0267640149689487" calcext:value-type="float">
            <text:p>0.026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/[$Лист1.C11]" office:value-type="float" office:value="0.00328774329300368" calcext:value-type="float">
            <text:p>0.0032877</text:p>
          </table:table-cell>
          <table:table-cell table:formula="of:=LN([$Лист1.H11])" office:value-type="float" office:value="8.3046197788346" calcext:value-type="float">
            <text:p>8.30462</text:p>
          </table:table-cell>
          <table:table-cell table:formula="of:=[.B11]*[.B11]" office:value-type="float" office:value="0.0000108092559606907" calcext:value-type="float">
            <text:p>0.00001081</text:p>
          </table:table-cell>
          <table:table-cell table:formula="of:=[.C11]*[.C11]" office:value-type="float" office:value="68.9667096710109" calcext:value-type="float">
            <text:p>68.9667</text:p>
          </table:table-cell>
          <table:table-cell table:formula="of:=[.B11]*[.C11]" office:value-type="float" office:value="0.0273034579788092" calcext:value-type="float">
            <text:p>0.02730</text:p>
          </table:table-cell>
          <table:table-cell table:number-columns-repeated="4"/>
          <table:table-cell office:value-type="string" calcext:value-type="string">
            <text:p>ср</text:p>
          </table:table-cell>
          <table:table-cell table:style-name="ce47" table:formula="of:=AVERAGE([.L3:.L10])" office:value-type="float" office:value="0.00327770873885021" calcext:value-type="float">
            <text:p>0.0032777</text:p>
          </table:table-cell>
          <table:table-cell table:style-name="ce48" table:formula="of:=AVERAGE([.M3:.M10])" office:value-type="float" office:value="8.38837571258261" calcext:value-type="float">
            <text:p>8.38838</text:p>
          </table:table-cell>
          <table:table-cell table:style-name="ce20" table:formula="of:=AVERAGE([.N3:.N10])" office:value-type="float" office:value="0.0000107457985549939" calcext:value-type="float">
            <text:p>0.00001075</text:p>
          </table:table-cell>
          <table:table-cell table:style-name="ce49" table:formula="of:=AVERAGE([.O3:.O10])" office:value-type="float" office:value="70.4365910677484" calcext:value-type="float">
            <text:p>70.4366</text:p>
          </table:table-cell>
          <table:table-cell table:style-name="ce48" table:formula="of:=AVERAGE([.P3:.P10])" office:value-type="float" office:value="0.0274814763803747" calcext:value-type="float">
            <text:p>0.0274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/[$Лист1.C12]" office:value-type="float" office:value="0.00327696945864465" calcext:value-type="float">
            <text:p>0.0032770</text:p>
          </table:table-cell>
          <table:table-cell table:formula="of:=LN([$Лист1.H12])" office:value-type="float" office:value="8.35764424714282" calcext:value-type="float">
            <text:p>8.35764</text:p>
          </table:table-cell>
          <table:table-cell table:formula="of:=[.B12]*[.B12]" office:value-type="float" office:value="0.0000107385288328898" calcext:value-type="float">
            <text:p>0.00001074</text:p>
          </table:table-cell>
          <table:table-cell table:formula="of:=[.C12]*[.C12]" office:value-type="float" office:value="69.8502173617995" calcext:value-type="float">
            <text:p>69.8502</text:p>
          </table:table-cell>
          <table:table-cell table:formula="of:=[.B12]*[.C12]" office:value-type="float" office:value="0.0273877449441041" calcext:value-type="float">
            <text:p>0.0273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/[$Лист1.C13]" office:value-type="float" office:value="0.00326626600470342" calcext:value-type="float">
            <text:p>0.0032663</text:p>
          </table:table-cell>
          <table:table-cell table:formula="of:=LN([$Лист1.H13])" office:value-type="float" office:value="8.40799813328844" calcext:value-type="float">
            <text:p>8.40800</text:p>
          </table:table-cell>
          <table:table-cell table:formula="of:=[.B13]*[.B13]" office:value-type="float" office:value="0.0000106684936134813" calcext:value-type="float">
            <text:p>0.00001067</text:p>
          </table:table-cell>
          <table:table-cell table:formula="of:=[.C13]*[.C13]" office:value-type="float" office:value="70.6944326093818" calcext:value-type="float">
            <text:p>70.6944</text:p>
          </table:table-cell>
          <table:table-cell table:formula="of:=[.B13]*[.C13]" office:value-type="float" office:value="0.0274627584703699" calcext:value-type="float">
            <text:p>0.02746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/[$Лист1.C14]" office:value-type="float" office:value="0.00325563224378174" calcext:value-type="float">
            <text:p>0.0032556</text:p>
          </table:table-cell>
          <table:table-cell table:formula="of:=LN([$Лист1.H14])" office:value-type="float" office:value="8.47420936181351" calcext:value-type="float">
            <text:p>8.47421</text:p>
          </table:table-cell>
          <table:table-cell table:formula="of:=[.B14]*[.B14]" office:value-type="float" office:value="0.0000105991413067513" calcext:value-type="float">
            <text:p>0.00001060</text:p>
          </table:table-cell>
          <table:table-cell table:formula="of:=[.C14]*[.C14]" office:value-type="float" office:value="71.8122243078478" calcext:value-type="float">
            <text:p>71.8122</text:p>
          </table:table-cell>
          <table:table-cell table:formula="of:=[.B14]*[.C14]" office:value-type="float" office:value="0.0275889092388772" calcext:value-type="float">
            <text:p>0.02759</text:p>
          </table:table-cell>
          <table:table-cell table:number-columns-repeated="10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/[$Лист1.C15]" office:value-type="float" office:value="0.00324506749740395" calcext:value-type="float">
            <text:p>0.0032451</text:p>
          </table:table-cell>
          <table:table-cell table:formula="of:=LN([$Лист1.H15])" office:value-type="float" office:value="8.52578116894482" calcext:value-type="float">
            <text:p>8.52578</text:p>
          </table:table-cell>
          <table:table-cell table:formula="of:=[.B15]*[.B15]" office:value-type="float" office:value="0.0000105304630627075" calcext:value-type="float">
            <text:p>0.00001053</text:p>
          </table:table-cell>
          <table:table-cell table:formula="of:=[.C15]*[.C15]" office:value-type="float" office:value="72.6889445407341" calcext:value-type="float">
            <text:p>72.6889</text:p>
          </table:table-cell>
          <table:table-cell table:formula="of:=[.B15]*[.C15]" office:value-type="float" office:value="0.0276667353613215" calcext:value-type="float">
            <text:p>0.02767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/[$Лист1.C16]" office:value-type="float" office:value="0.00323457109587269" calcext:value-type="float">
            <text:p>0.0032346</text:p>
          </table:table-cell>
          <table:table-cell table:formula="of:=LN([$Лист1.H16])" office:value-type="float" office:value="8.57608190741962" calcext:value-type="float">
            <text:p>8.57608</text:p>
          </table:table-cell>
          <table:table-cell table:formula="of:=[.B16]*[.B16]" office:value-type="float" office:value="0.000010462450174255" calcext:value-type="float">
            <text:p>0.00001046</text:p>
          </table:table-cell>
          <table:table-cell table:formula="of:=[.C16]*[.C16]" office:value-type="float" office:value="73.5491808827701" calcext:value-type="float">
            <text:p>73.5492</text:p>
          </table:table-cell>
          <table:table-cell table:formula="of:=[.B16]*[.C16]" office:value-type="float" office:value="0.0277399466535762" calcext:value-type="float">
            <text:p>0.02774</text:p>
          </table:table-cell>
          <table:table-cell table:number-columns-repeated="10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/[$Лист1.C17]" office:value-type="float" office:value="0.00322414237812742" calcext:value-type="float">
            <text:p>0.0032241</text:p>
          </table:table-cell>
          <table:table-cell table:formula="of:=LN([$Лист1.H17])" office:value-type="float" office:value="8.63114168460265" calcext:value-type="float">
            <text:p>8.63114</text:p>
          </table:table-cell>
          <table:table-cell table:formula="of:=[.B17]*[.B17]" office:value-type="float" office:value="0.0000103950940744371" calcext:value-type="float">
            <text:p>0.00001040</text:p>
          </table:table-cell>
          <table:table-cell table:formula="of:=[.C17]*[.C17]" office:value-type="float" office:value="74.4966067796854" calcext:value-type="float">
            <text:p>74.4966</text:p>
          </table:table-cell>
          <table:table-cell table:formula="of:=[.B17]*[.C17]" office:value-type="float" office:value="0.0278280296769495" calcext:value-type="float">
            <text:p>0.02783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1/[$Лист1.C18]" office:value-type="float" office:value="0.0032137806916056" calcext:value-type="float">
            <text:p>0.0032138</text:p>
          </table:table-cell>
          <table:table-cell table:formula="of:=LN([$Лист1.H18])" office:value-type="float" office:value="8.6900842202361" calcext:value-type="float">
            <text:p>8.69008</text:p>
          </table:table-cell>
          <table:table-cell table:formula="of:=[.B18]*[.B18]" office:value-type="float" office:value="0.000010328386333737" calcext:value-type="float">
            <text:p>0.00001033</text:p>
          </table:table-cell>
          <table:table-cell table:formula="of:=[.C18]*[.C18]" office:value-type="float" office:value="75.5175637547964" calcext:value-type="float">
            <text:p>75.5176</text:p>
          </table:table-cell>
          <table:table-cell table:formula="of:=[.B18]*[.C18]" office:value-type="float" office:value="0.0279280248754213" calcext:value-type="float">
            <text:p>0.02793</text:p>
          </table:table-cell>
          <table:table-cell table:number-columns-repeated="6"/>
          <table:table-cell office:value-type="string" calcext:value-type="string">
            <text:p>x</text:p>
          </table:table-cell>
          <table:table-cell office:value-type="string" calcext:value-type="string">
            <text:p>знач</text:p>
          </table:table-cell>
          <table:table-cell office:value-type="string" calcext:value-type="string">
            <text:p>\sigm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1/[$Лист1.C19]" office:value-type="float" office:value="0.00320348539210661" calcext:value-type="float">
            <text:p>0.0032035</text:p>
          </table:table-cell>
          <table:table-cell table:formula="of:=LN([$Лист1.H19])" office:value-type="float" office:value="8.76049770581669" calcext:value-type="float">
            <text:p>8.76050</text:p>
          </table:table-cell>
          <table:table-cell table:formula="of:=[.B19]*[.B19]" office:value-type="float" office:value="0.0000102623186574405" calcext:value-type="float">
            <text:p>0.00001026</text:p>
          </table:table-cell>
          <table:table-cell table:formula="of:=[.C19]*[.C19]" office:value-type="float" office:value="76.7463200536194" calcext:value-type="float">
            <text:p>76.7463</text:p>
          </table:table-cell>
          <table:table-cell table:formula="of:=[.B19]*[.C19]" office:value-type="float" office:value="0.0280641264281672" calcext:value-type="float">
            <text:p>0.02806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style-name="ce32" table:formula="of:=([.P11] - [.L11]*[.M11])/([.N11]-[.L11]*[.L11])" office:value-type="float" office:value="-5435.6912929577" calcext:value-type="float">
            <text:p>-5436</text:p>
          </table:table-cell>
          <table:table-cell table:style-name="ce32" table:formula="of:=1/SQRT([.K10]) * SQRT(([.O11] - POWER([.M11]; 2))/([.N11] - POWER([.L11]; 2)) - POWER([.N19];2))" office:value-type="float" office:value="79.7448599998817" calcext:value-type="float">
            <text:p>8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1/[$Лист1.C20]" office:value-type="float" office:value="0.00319325584365819" calcext:value-type="float">
            <text:p>0.0031933</text:p>
          </table:table-cell>
          <table:table-cell table:formula="of:=LN([$Лист1.H20])" office:value-type="float" office:value="8.79645432709528" calcext:value-type="float">
            <text:p>8.79645</text:p>
          </table:table-cell>
          <table:table-cell table:formula="of:=[.B20]*[.B20]" office:value-type="float" office:value="0.0000101968828830572" calcext:value-type="float">
            <text:p>0.00001020</text:p>
          </table:table-cell>
          <table:table-cell table:formula="of:=[.C20]*[.C20]" office:value-type="float" office:value="77.3776087286732" calcext:value-type="float">
            <text:p>77.3776</text:p>
          </table:table-cell>
          <table:table-cell table:formula="of:=[.B20]*[.C20]" office:value-type="float" office:value="0.0280893291834694" calcext:value-type="float">
            <text:p>0.02809</text:p>
          </table:table-cell>
          <table:table-cell table:number-columns-repeated="6"/>
          <table:table-cell office:value-type="string" calcext:value-type="string">
            <text:p>b</text:p>
          </table:table-cell>
          <table:table-cell table:style-name="ce54" table:formula="of:=[.M11]-[.N19]*[.L11]" office:value-type="float" office:value="26.204988565202" calcext:value-type="float">
            <text:p>26.205</text:p>
          </table:table-cell>
          <table:table-cell table:style-name="ce54" table:formula="of:=[.O19]*SQRT([.N11] - POWER([.L11]; 2))" office:value-type="float" office:value="0.00392615155578741" calcext:value-type="float">
            <text:p>0.004</text:p>
          </table:table-cell>
          <table:table-cell/>
        </table:table-row>
        <table:table-row table:style-name="ro1">
          <table:table-cell office:value-type="string" calcext:value-type="string">
            <text:p>ср</text:p>
          </table:table-cell>
          <table:table-cell table:style-name="Default" table:formula="of:=AVERAGE([.B3:.B20])" office:value-type="float" office:value="0.00328329989420954" calcext:value-type="float">
            <text:p>0.00328329989420954</text:p>
          </table:table-cell>
          <table:table-cell table:formula="of:=AVERAGE([.C3:.C20])" office:value-type="float" office:value="8.3154528729676" calcext:value-type="float">
            <text:p>8.31545</text:p>
          </table:table-cell>
          <table:table-cell table:formula="of:=AVERAGE([.D3:.D20])" office:value-type="float" office:value="0.0000107831865146798" calcext:value-type="float">
            <text:p>0.00001078</text:p>
          </table:table-cell>
          <table:table-cell table:formula="of:=AVERAGE([.E3:.E20])" office:value-type="float" office:value="69.2405115930805" calcext:value-type="float">
            <text:p>69.2405</text:p>
          </table:table-cell>
          <table:table-cell table:formula="of:=AVERAGE([.F3:.F20])" office:value-type="float" office:value="0.0272850248296319" calcext:value-type="float">
            <text:p>0.02729</text:p>
          </table:table-cell>
          <table:table-cell table:number-columns-repeated="6"/>
          <table:table-cell office:value-type="string" calcext:value-type="string">
            <text:p>R</text:p>
          </table:table-cell>
          <table:table-cell office:value-type="float" office:value="8.31" calcext:value-type="float">
            <text:p>8.31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number-columns-repeated="6"/>
          <table:table-cell office:value-type="string" calcext:value-type="string">
            <text:p>L</text:p>
          </table:table-cell>
          <table:table-cell table:style-name="ce32" table:formula="of:=-[.N21]*[.N19]" office:value-type="float" office:value="45170.5946444785" calcext:value-type="float">
            <text:p>45171</text:p>
          </table:table-cell>
          <table:table-cell table:style-name="ce32" table:formula="of:=[.N21]*[.O19]" office:value-type="float" office:value="662.679786599017" calcext:value-type="float">
            <text:p>663</text:p>
          </table:table-cell>
          <table:table-cell/>
        </table:table-row>
        <table:table-row table:style-name="ro1" table:number-rows-repeated="5">
          <table:table-cell/>
          <table:table-cell table:style-name="Default" table:number-columns-repeated="5"/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знач</text:p>
          </table:table-cell>
          <table:table-cell table:style-name="Default" office:value-type="string" calcext:value-type="string">
            <text:p>\sigma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k</text:p>
          </table:table-cell>
          <table:table-cell table:style-name="ce32" table:formula="of:=([.F21] - [.B21]*[.C21])/([.D21]-[.B21]*[.B21])" office:value-type="float" office:value="-5466.4203044813" calcext:value-type="float">
            <text:p>-5466</text:p>
          </table:table-cell>
          <table:table-cell table:style-name="ce32" table:formula="of:=1/SQRT([.A20]) * SQRT(([.E21] - POWER([.C21]; 2))/([.D21] - POWER([.B21]; 2)) - POWER([.D29];2))" office:value-type="float" office:value="69.9406947420452" calcext:value-type="float">
            <text:p>70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b</text:p>
          </table:table-cell>
          <table:table-cell table:style-name="ce54" table:formula="of:=[.C21]-[.D29]*[.B21]" office:value-type="float" office:value="26.2633500803759" calcext:value-type="float">
            <text:p>26.263</text:p>
          </table:table-cell>
          <table:table-cell table:style-name="ce54" table:formula="of:=[.E29]*SQRT([.D21] - POWER([.B21]; 2))" office:value-type="float" office:value="0.00391187963429269" calcext:value-type="float">
            <text:p>0.004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R</text:p>
          </table:table-cell>
          <table:table-cell table:style-name="Default" office:value-type="float" office:value="8.31" calcext:value-type="float">
            <text:p>8.31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</text:p>
          </table:table-cell>
          <table:table-cell table:style-name="ce32" table:formula="of:=-[.D31]*[.D29]" office:value-type="float" office:value="45425.9527302396" calcext:value-type="float">
            <text:p>45426</text:p>
          </table:table-cell>
          <table:table-cell table:style-name="ce32" table:formula="of:=[.D31]*[.E29]" office:value-type="float" office:value="581.207173306396" calcext:value-type="float">
            <text:p>581</text:p>
          </table:table-cell>
          <table:table-cell table:style-name="Default"/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\sigma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5"/>
          <table:table-cell table:number-columns-repeated="2"/>
          <table:table-cell table:style-name="ce32" table:formula="of:=AVERAGE([.D32]; [.N22])" office:value-type="float" office:value="45298.2736873591" calcext:value-type="float">
            <text:p>45298</text:p>
          </table:table-cell>
          <table:table-cell table:style-name="ce32" table:formula="of:=AVERAGE([.E32]; [.O22])" office:value-type="float" office:value="621.943479952706" calcext:value-type="float">
            <text:p>62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맑은 고딕" style:font-size-asian="10pt" style:language-asian="ko" style:country-asian="KR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53">
      <number:number number:decimal-places="1" number:min-decimal-places="1" number:min-integer-digits="1"/>
    </number:number-style>
    <number:number-style style:name="N152">
      <number:number number:decimal-places="13" number:min-decimal-places="13" number:min-integer-digits="1"/>
    </number:number-style>
    <number:number-style style:name="N151">
      <number:number number:decimal-places="12" number:min-decimal-places="12" number:min-integer-digits="1"/>
    </number:number-style>
    <number:number-style style:name="N150">
      <number:number number:decimal-places="11" number:min-decimal-places="11" number:min-integer-digits="1"/>
    </number:number-style>
    <number:number-style style:name="N149">
      <number:number number:decimal-places="10" number:min-decimal-places="10" number:min-integer-digits="1"/>
    </number:number-style>
    <number:number-style style:name="N148">
      <number:number number:decimal-places="9" number:min-decimal-places="9" number:min-integer-digits="1"/>
    </number:number-style>
    <number:number-style style:name="N147">
      <number:number number:decimal-places="8" number:min-decimal-places="8" number:min-integer-digits="1"/>
    </number:number-style>
    <number:number-style style:name="N146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number-style style:name="N141">
      <number:number number:decimal-places="16" number:min-decimal-places="16" number:min-integer-digits="1"/>
    </number:number-style>
    <number:number-style style:name="N140">
      <number:number number:decimal-places="15" number:min-decimal-places="15" number:min-integer-digits="1"/>
    </number:number-style>
    <number:number-style style:name="N139">
      <number:number number:decimal-places="14" number:min-decimal-places="14" number:min-integer-digits="1"/>
    </number:number-style>
    <number:number-style style:name="N138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37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36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5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4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3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1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0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9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7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6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5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4">
      <number:scientific-number number:decimal-places="17" number:min-decimal-places="17" number:min-integer-digits="1" number:min-exponent-digits="2" number:exponent-interval="1" number:forced-exponent-sign="true"/>
    </number:number-style>
    <number:number-style style:name="N123">
      <number:scientific-number number:decimal-places="18" number:min-decimal-places="18" number:min-integer-digits="1" number:min-exponent-digits="2" number:exponent-interval="1" number:forced-exponent-sign="true"/>
    </number:number-style>
    <number:number-style style:name="N122">
      <number:scientific-number number:decimal-places="19" number:min-decimal-places="19" number:min-integer-digits="1" number:min-exponent-digits="2" number:exponent-interval="1" number:forced-exponent-sign="true"/>
    </number:number-style>
    <number:number-style style:name="N121">
      <number:scientific-number number:decimal-places="20" number:min-decimal-places="2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1:14:13.060000000</meta:creation-date>
    <dc:date>2024-02-29T15:13:40.350968429</dc:date>
    <meta:editing-duration>PT23H8M37S</meta:editing-duration>
    <meta:editing-cycles>31</meta:editing-cycles>
    <meta:generator>LibreOffice/7.3.7.2$Linux_X86_64 LibreOffice_project/30$Build-2</meta:generator>
    <meta:document-statistic meta:table-count="2" meta:cell-count="622" meta:object-count="0"/>
  </office:meta>
</office:document-meta>
</file>